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officeooo:rsid="001b71f0" officeooo:paragraph-rsid="001b71f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5ba130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17b5a3" officeooo:paragraph-rsid="0017b5a3" style:font-size-asian="12pt" style:font-size-complex="12pt"/>
    </style:style>
    <style:style style:name="P6" style:family="paragraph" style:parent-style-name="Standard">
      <style:text-properties fo:font-size="12pt" officeooo:rsid="0018eebe" officeooo:paragraph-rsid="0018eeb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71f0" officeooo:paragraph-rsid="001b71f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83d7" officeooo:paragraph-rsid="001d8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b71f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d932e" officeooo:paragraph-rsid="001d932e" style:font-size-asian="12pt" style:font-size-complex="12pt"/>
    </style:style>
    <style:style style:name="P11" style:family="paragraph" style:parent-style-name="Standard">
      <style:text-properties fo:font-size="12pt" officeooo:rsid="001d932e" officeooo:paragraph-rsid="001d932e" style:font-size-asian="12pt" style:font-size-complex="12pt"/>
    </style:style>
    <style:style style:name="P12" style:family="paragraph" style:parent-style-name="Standard">
      <style:text-properties fo:font-size="12pt" officeooo:rsid="001d932e" officeooo:paragraph-rsid="0022ebe9" style:font-size-asian="12pt" style:font-size-complex="12pt"/>
    </style:style>
    <style:style style:name="P13" style:family="paragraph" style:parent-style-name="Standard">
      <style:text-properties fo:font-size="12pt" officeooo:rsid="001d932e" officeooo:paragraph-rsid="002c9897" style:font-size-asian="12pt" style:font-size-complex="12pt"/>
    </style:style>
    <style:style style:name="P14" style:family="paragraph" style:parent-style-name="Standard">
      <style:text-properties fo:font-size="12pt" officeooo:rsid="001d932e" officeooo:paragraph-rsid="00329768" style:font-size-asian="12pt" style:font-size-complex="12pt"/>
    </style:style>
    <style:style style:name="P15" style:family="paragraph" style:parent-style-name="Standard">
      <style:text-properties fo:font-size="12pt" officeooo:rsid="001d932e" officeooo:paragraph-rsid="003c89fd" style:font-size-asian="12pt" style:font-size-complex="12pt"/>
    </style:style>
    <style:style style:name="P16" style:family="paragraph" style:parent-style-name="Standard">
      <style:text-properties fo:font-size="12pt" officeooo:rsid="001d932e" officeooo:paragraph-rsid="0042f233" style:font-size-asian="12pt" style:font-size-complex="12pt"/>
    </style:style>
    <style:style style:name="P17" style:family="paragraph" style:parent-style-name="Standard">
      <style:text-properties fo:font-size="12pt" officeooo:rsid="0022ebe9" officeooo:paragraph-rsid="0022ebe9" style:font-size-asian="12pt" style:font-size-complex="12pt"/>
    </style:style>
    <style:style style:name="P18" style:family="paragraph" style:parent-style-name="Standard">
      <style:text-properties fo:font-size="12pt" officeooo:rsid="002c9897" officeooo:paragraph-rsid="002c9897" style:font-size-asian="12pt" style:font-size-complex="12pt"/>
    </style:style>
    <style:style style:name="P19" style:family="paragraph" style:parent-style-name="Standard">
      <style:text-properties fo:font-size="12pt" officeooo:rsid="00329768" officeooo:paragraph-rsid="00329768" style:font-size-asian="12pt" style:font-size-complex="12pt"/>
    </style:style>
    <style:style style:name="P20" style:family="paragraph" style:parent-style-name="Standard">
      <style:text-properties fo:font-size="12pt" officeooo:rsid="003c89fd" officeooo:paragraph-rsid="003c89fd" style:font-size-asian="12pt" style:font-size-complex="12pt"/>
    </style:style>
    <style:style style:name="P21" style:family="paragraph" style:parent-style-name="Standard">
      <style:text-properties fo:font-size="12pt" officeooo:rsid="0042f233" officeooo:paragraph-rsid="0042f233" style:font-size-asian="12pt" style:font-size-complex="12pt"/>
    </style:style>
    <style:style style:name="P22" style:family="paragraph" style:parent-style-name="Standard">
      <style:text-properties fo:font-size="12pt" officeooo:rsid="004cf6ea" officeooo:paragraph-rsid="004cf6ea" style:font-size-asian="12pt" style:font-size-complex="12pt"/>
    </style:style>
    <style:style style:name="P23" style:family="paragraph" style:parent-style-name="Standard">
      <style:text-properties officeooo:rsid="00219431" officeooo:paragraph-rsid="00219431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022ebe9"/>
    </style:style>
    <style:style style:name="P26" style:family="paragraph" style:parent-style-name="Standard">
      <style:paragraph-properties fo:text-align="center" style:justify-single-word="false"/>
      <style:text-properties officeooo:paragraph-rsid="006d3b80"/>
    </style:style>
    <style:style style:name="P27" style:family="paragraph" style:parent-style-name="Standard">
      <style:paragraph-properties fo:text-align="center" style:justify-single-word="false"/>
      <style:text-properties officeooo:paragraph-rsid="00723c21"/>
    </style:style>
    <style:style style:name="P28" style:family="paragraph" style:parent-style-name="Standard">
      <style:paragraph-properties fo:text-align="center" style:justify-single-word="false"/>
      <style:text-properties officeooo:paragraph-rsid="007a621f"/>
    </style:style>
    <style:style style:name="P29" style:family="paragraph" style:parent-style-name="Standard">
      <style:text-properties officeooo:paragraph-rsid="0022ebe9"/>
    </style:style>
    <style:style style:name="P30" style:family="paragraph" style:parent-style-name="Standard">
      <style:text-properties officeooo:paragraph-rsid="003c89fd"/>
    </style:style>
    <style:style style:name="P31" style:family="paragraph" style:parent-style-name="Standard">
      <style:text-properties officeooo:paragraph-rsid="0042f233"/>
    </style:style>
    <style:style style:name="P32" style:family="paragraph" style:parent-style-name="Standard">
      <style:text-properties officeooo:paragraph-rsid="004cf6ea"/>
    </style:style>
    <style:style style:name="P33" style:family="paragraph" style:parent-style-name="Standard">
      <style:text-properties officeooo:paragraph-rsid="005bd3dd"/>
    </style:style>
    <style:style style:name="P34" style:family="paragraph" style:parent-style-name="Standard">
      <style:text-properties officeooo:rsid="005eb2cc" officeooo:paragraph-rsid="005eb2cc"/>
    </style:style>
    <style:style style:name="P35" style:family="paragraph" style:parent-style-name="Standard">
      <style:text-properties officeooo:paragraph-rsid="0065bb97"/>
    </style:style>
    <style:style style:name="P36" style:family="paragraph" style:parent-style-name="Standard">
      <style:text-properties officeooo:paragraph-rsid="0068829a"/>
    </style:style>
    <style:style style:name="P37" style:family="paragraph" style:parent-style-name="Standard">
      <style:text-properties officeooo:paragraph-rsid="006d3b80"/>
    </style:style>
    <style:style style:name="P38" style:family="paragraph" style:parent-style-name="Standard">
      <style:text-properties officeooo:paragraph-rsid="006d5ee1"/>
    </style:style>
    <style:style style:name="P39" style:family="paragraph" style:parent-style-name="Standard">
      <style:text-properties officeooo:paragraph-rsid="0073b980"/>
    </style:style>
    <style:style style:name="P40" style:family="paragraph" style:parent-style-name="Standard">
      <style:text-properties officeooo:paragraph-rsid="007a621f"/>
    </style:style>
    <style:style style:name="P41" style:family="paragraph" style:parent-style-name="Standard">
      <style:text-properties officeooo:paragraph-rsid="007f0dca"/>
    </style:style>
    <style:style style:name="P42" style:family="paragraph" style:parent-style-name="Standard">
      <style:text-properties officeooo:paragraph-rsid="0089d3ad"/>
    </style:style>
    <style:style style:name="P43" style:family="paragraph" style:parent-style-name="Standard">
      <style:text-properties officeooo:paragraph-rsid="0090a22c"/>
    </style:style>
    <style:style style:name="P4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end" style:justify-single-word="false"/>
    </style:style>
    <style:style style:name="P48" style:family="paragraph" style:parent-style-name="Standard">
      <style:text-properties fo:font-size="12pt" officeooo:rsid="0065bb97" officeooo:paragraph-rsid="0065bb97" style:font-size-asian="12pt" style:font-size-complex="12pt"/>
    </style:style>
    <style:style style:name="P49" style:family="paragraph" style:parent-style-name="Standard">
      <style:text-properties fo:font-size="12pt" officeooo:rsid="0068829a" officeooo:paragraph-rsid="0068829a" style:font-size-asian="12pt" style:font-size-complex="12pt"/>
    </style:style>
    <style:style style:name="P50" style:family="paragraph" style:parent-style-name="Standard">
      <style:text-properties fo:font-size="12pt" officeooo:rsid="006d5ee1" officeooo:paragraph-rsid="006d5ee1" style:font-size-asian="12pt" style:font-size-complex="12pt"/>
    </style:style>
    <style:style style:name="P51" style:family="paragraph" style:parent-style-name="Standard">
      <style:text-properties fo:font-size="12pt" officeooo:rsid="0073b980" officeooo:paragraph-rsid="0073b980" style:font-size-asian="12pt" style:font-size-complex="12pt"/>
    </style:style>
    <style:style style:name="P52" style:family="paragraph" style:parent-style-name="Standard">
      <style:text-properties fo:font-size="12pt" officeooo:rsid="001d932e" officeooo:paragraph-rsid="0073b980" style:font-size-asian="12pt" style:font-size-complex="12pt"/>
    </style:style>
    <style:style style:name="P53" style:family="paragraph" style:parent-style-name="Standard">
      <style:text-properties fo:font-size="12pt" officeooo:rsid="001d932e" officeooo:paragraph-rsid="0090a22c" style:font-size-asian="12pt" style:font-size-complex="12pt"/>
    </style:style>
    <style:style style:name="P54" style:family="paragraph" style:parent-style-name="Standard">
      <style:text-properties fo:font-size="12pt" officeooo:rsid="007f0dca" officeooo:paragraph-rsid="007f0dca" style:font-size-asian="12pt" style:font-size-complex="12pt"/>
    </style:style>
    <style:style style:name="P55" style:family="paragraph" style:parent-style-name="Standard">
      <style:text-properties fo:font-size="12pt" officeooo:rsid="0089d3ad" officeooo:paragraph-rsid="0089d3ad" style:font-size-asian="12pt" style:font-size-complex="12pt"/>
    </style:style>
    <style:style style:name="P56" style:family="paragraph" style:parent-style-name="Standard">
      <style:text-properties fo:font-size="12pt" officeooo:rsid="0090a22c" officeooo:paragraph-rsid="0090a22c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8" style:family="paragraph" style:parent-style-name="Standard">
      <style:text-properties officeooo:paragraph-rsid="0090a2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932e" style:font-size-asian="12pt" style:font-size-complex="12pt"/>
    </style:style>
    <style:style style:name="T3" style:family="text">
      <style:text-properties fo:font-size="12pt" officeooo:rsid="0039b1a8" style:font-size-asian="12pt" style:font-size-complex="12pt"/>
    </style:style>
    <style:style style:name="T4" style:family="text">
      <style:text-properties fo:font-size="12pt" officeooo:rsid="0042f233" style:font-size-asian="12pt" style:font-size-complex="12pt"/>
    </style:style>
    <style:style style:name="T5" style:family="text">
      <style:text-properties fo:font-size="12pt" officeooo:rsid="004cf6ea" style:font-size-asian="12pt" style:font-size-complex="12pt"/>
    </style:style>
    <style:style style:name="T6" style:family="text">
      <style:text-properties fo:font-size="12pt" officeooo:rsid="0068829a" style:font-size-asian="12pt" style:font-size-complex="12pt"/>
    </style:style>
    <style:style style:name="T7" style:family="text">
      <style:text-properties fo:font-size="12pt" officeooo:rsid="006d5ee1" style:font-size-asian="12pt" style:font-size-complex="12pt"/>
    </style:style>
    <style:style style:name="T8" style:family="text">
      <style:text-properties fo:font-size="12pt" officeooo:rsid="0073b980" style:font-size-asian="12pt" style:font-size-complex="12pt"/>
    </style:style>
    <style:style style:name="T9" style:family="text">
      <style:text-properties fo:font-size="12pt" officeooo:rsid="007f0dca" style:font-size-asian="12pt" style:font-size-complex="12pt"/>
    </style:style>
    <style:style style:name="T10" style:family="text">
      <style:text-properties fo:font-size="12pt" officeooo:rsid="008287ab" style:font-size-asian="12pt" style:font-size-complex="12pt"/>
    </style:style>
    <style:style style:name="T11" style:family="text">
      <style:text-properties fo:font-size="12pt" officeooo:rsid="0089d3ad" style:font-size-asian="12pt" style:font-size-complex="12pt"/>
    </style:style>
    <style:style style:name="T12" style:family="text">
      <style:text-properties fo:font-size="12pt" officeooo:rsid="0090a22c" style:font-size-asian="12pt" style:font-size-complex="12pt"/>
    </style:style>
    <style:style style:name="T13" style:family="text">
      <style:text-properties officeooo:rsid="0020338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20338d" style:font-size-asian="16pt" style:font-size-complex="16pt"/>
    </style:style>
    <style:style style:name="T16" style:family="text">
      <style:text-properties fo:font-size="16pt" officeooo:rsid="0026845d" style:font-size-asian="16pt" style:font-size-complex="16pt"/>
    </style:style>
    <style:style style:name="T17" style:family="text">
      <style:text-properties fo:font-size="16pt" officeooo:rsid="00313e2d" style:font-size-asian="16pt" style:font-size-complex="16pt"/>
    </style:style>
    <style:style style:name="T18" style:family="text">
      <style:text-properties fo:font-size="16pt" officeooo:rsid="003bd097" style:font-size-asian="16pt" style:font-size-complex="16pt"/>
    </style:style>
    <style:style style:name="T19" style:family="text">
      <style:text-properties fo:font-size="16pt" officeooo:rsid="00410040" style:font-size-asian="16pt" style:font-size-complex="16pt"/>
    </style:style>
    <style:style style:name="T20" style:family="text">
      <style:text-properties fo:font-size="16pt" officeooo:rsid="004cda82" style:font-size-asian="16pt" style:font-size-complex="16pt"/>
    </style:style>
    <style:style style:name="T21" style:family="text">
      <style:text-properties fo:font-size="16pt" officeooo:rsid="005ba130" style:font-size-asian="16pt" style:font-size-complex="16pt"/>
    </style:style>
    <style:style style:name="T22" style:family="text">
      <style:text-properties fo:font-size="16pt" officeooo:rsid="00640613" style:font-size-asian="16pt" style:font-size-complex="16pt"/>
    </style:style>
    <style:style style:name="T23" style:family="text">
      <style:text-properties fo:font-size="16pt" officeooo:rsid="0067b6f7" style:font-size-asian="16pt" style:font-size-complex="16pt"/>
    </style:style>
    <style:style style:name="T24" style:family="text">
      <style:text-properties fo:font-size="16pt" officeooo:rsid="006d3b80" style:font-size-asian="16pt" style:font-size-complex="16pt"/>
    </style:style>
    <style:style style:name="T25" style:family="text">
      <style:text-properties fo:font-size="16pt" officeooo:rsid="00723c21" style:font-size-asian="16pt" style:font-size-complex="16pt"/>
    </style:style>
    <style:style style:name="T26" style:family="text">
      <style:text-properties fo:font-size="16pt" officeooo:rsid="007a621f" style:font-size-asian="16pt" style:font-size-complex="16pt"/>
    </style:style>
    <style:style style:name="T27" style:family="text">
      <style:text-properties fo:font-size="16pt" officeooo:rsid="0089b809" style:font-size-asian="16pt" style:font-size-complex="16pt"/>
    </style:style>
    <style:style style:name="T28" style:family="text">
      <style:text-properties fo:font-size="16pt" officeooo:rsid="008f279d" style:font-size-asian="16pt" style:font-size-complex="16pt"/>
    </style:style>
    <style:style style:name="T29" style:family="text">
      <style:text-properties officeooo:rsid="0039b1a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 aos limites<text:span text:style-name="T13"> – </text:span><text:a xlink:type="simple" xlink:href="https://www.youtube.com/watch?v=v-VYli2XQo0&amp;list=PLB1EB382374613099&amp;index=1" text:style-name="Internet_20_link" text:visited-style-name="Visited_20_Internet_20_Link">Aula 1</text:a> </text:p>
      <text:p text:style-name="P5"/>
      <text:p text:style-name="P5">Exercício <text:span text:style-name="T29">I</text:span></text:p>
      <text:p text:style-name="P5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4"><draw:frame draw:style-name="fr1" draw:name="Objeto1" text:anchor-type="as-char" svg:y="-0.377cm" svg:width="2.711cm" svg:height="0.7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4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"/>
      <text:p text:style-name="P4"/>
      <text:p text:style-name="P5">Exercício <text:span text:style-name="T29">II</text:span></text:p>
      <text:p text:style-name="P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4"><draw:frame draw:style-name="fr1" draw:name="Objeto2" text:anchor-type="as-char" svg:y="-0.67cm" svg:width="2.856cm" svg:height="1.09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4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4"/>
      <text:p text:style-name="P5">Exercício <text:span text:style-name="T29">III</text:span></text:p>
      <text:p text:style-name="P5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4"><draw:frame draw:style-name="fr1" draw:name="Objeto3" text:anchor-type="as-char" svg:y="-0.91cm" svg:width="3.672cm" svg:height="1.95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4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"/>
      <text:p text:style-name="P6">Exercício <text:span text:style-name="T29">IV</text:span></text:p>
      <text:p text:style-name="P6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4"><draw:frame draw:style-name="fr1" draw:name="Objeto4" text:anchor-type="as-char" svg:y="-1.312cm" svg:width="3.828cm" svg:height="2.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4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"/>
      <text:p text:style-name="P4"/>
      <text:p text:style-name="P1">Indeterminação de limites<text:span text:style-name="T13"> – </text:span><text:a xlink:type="simple" xlink:href="https://www.youtube.com/watch?v=HaVqaNnZ_Z8&amp;list=PLB1EB382374613099&amp;index=2" text:style-name="Internet_20_link" text:visited-style-name="Visited_20_Internet_20_Link">Aula 2</text:a><text:span text:style-name="T1"> </text:span></text:p>
      <text:p text:style-name="P7"/>
      <text:p text:style-name="P8">Exercício <text:span text:style-name="T29">I</text:span></text:p>
      <text:p text:style-name="P8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44"><draw:frame draw:style-name="fr1" draw:name="Objeto5" text:anchor-type="as-char" svg:y="-2.016cm" svg:width="6.221cm" svg:height="3.93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4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ercício <text:span text:style-name="T29">II</text:span></text:p>
      <text:p text:style-name="P10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4"><draw:frame draw:style-name="fr1" draw:name="Objeto6" text:anchor-type="as-char" svg:y="-2.023cm" svg:width="7.474cm" svg:height="3.94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4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4"/>
      <text:p text:style-name="P11">Exercício <text:span text:style-name="T29">III</text:span></text:p>
      <text:p text:style-name="P11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44"><draw:frame draw:style-name="fr1" draw:name="Objeto7" text:anchor-type="as-char" svg:y="-2.023cm" svg:width="11.532cm" svg:height="3.94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4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4"/>
      <text:p text:style-name="P24"><text:span text:style-name="T14">Indeterminação de limites</text:span><text:span text:style-name="T15"> – </text:span><text:a xlink:type="simple" xlink:href="https://www.youtube.com/watch?v=fcwnms0NsNk&amp;list=PLB1EB382374613099&amp;index=3" text:style-name="Internet_20_link" text:visited-style-name="Visited_20_Internet_20_Link"><text:span text:style-name="T14">Aula 3</text:span></text:a></text:p>
      <text:p text:style-name="P23"/>
      <text:p text:style-name="P12">Exercício <text:span text:style-name="T29">I</text:span></text:p>
      <text:p text:style-name="P17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46"><draw:frame draw:style-name="fr1" draw:name="Objeto8" text:anchor-type="as-char" svg:y="-2.023cm" svg:width="7.452cm" svg:height="3.94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47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9"/>
      <text:p text:style-name="P12">Exercício <text:span text:style-name="T29">II</text:span></text:p>
      <text:p text:style-name="P17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6"><draw:frame draw:style-name="fr1" draw:name="Objeto9" text:anchor-type="as-char" svg:y="-2.023cm" svg:width="8.424cm" svg:height="3.94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9.A1" office:value-type="string">
              <text:p text:style-name="P47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2"/>
      <text:p text:style-name="P12"/>
      <text:p text:style-name="P12"/>
      <text:p text:style-name="P12"/>
      <text:p text:style-name="P12"><text:soft-page-break/>Exercício <text:span text:style-name="T29">III</text:span></text:p>
      <text:p text:style-name="P17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46"><draw:frame draw:style-name="fr1" draw:name="Objeto10" text:anchor-type="as-char" svg:y="-2.023cm" svg:width="10.548cm" svg:height="3.94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10.A1" office:value-type="string">
              <text:p text:style-name="P47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29"/>
      <text:p text:style-name="P25"><text:span text:style-name="T14">Indeterminação de limites 0/0</text:span><text:span text:style-name="T16"> – </text:span><text:a xlink:type="simple" xlink:href="https://www.youtube.com/watch?v=oY0B740yB1Y&amp;list=PLB1EB382374613099&amp;index=4" text:style-name="Internet_20_link" text:visited-style-name="Visited_20_Internet_20_Link"><text:span text:style-name="T14">Aula 3a</text:span></text:a> </text:p>
      <text:p text:style-name="P29"/>
      <text:p text:style-name="P13">Exercício <text:span text:style-name="T29">I</text:span></text:p>
      <text:p text:style-name="P18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46"><draw:frame draw:style-name="fr1" draw:name="Objeto11" text:anchor-type="as-char" svg:y="-2.118cm" svg:width="9.618cm" svg:height="4.14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1.A1" office:value-type="string">
              <text:p text:style-name="P47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3">Exercício <text:span text:style-name="T29">II</text:span></text:p>
      <text:p text:style-name="P18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6"><draw:frame draw:style-name="fr1" draw:name="Objeto12" text:anchor-type="as-char" svg:y="-2.118cm" svg:width="7.474cm" svg:height="4.14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2.A1" office:value-type="string">
              <text:p text:style-name="P47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<text:span text:style-name="T14">Indeterminação polinomial de limites</text:span><text:span text:style-name="T17"> – </text:span><text:a xlink:type="simple" xlink:href="https://www.youtube.com/watch?v=IG212G5rdbo&amp;list=PLB1EB382374613099&amp;index=5" text:style-name="Internet_20_link" text:visited-style-name="Visited_20_Internet_20_Link"><text:span text:style-name="T14">Aula 4</text:span></text:a><text:span text:style-name="T14"> </text:span></text:p>
      <text:p text:style-name="Standard"/>
      <text:p text:style-name="P14">Exercício <text:span text:style-name="T29">I</text:span></text:p>
      <text:p text:style-name="P1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46"><draw:frame draw:style-name="fr1" draw:name="Objeto13" text:anchor-type="as-char" svg:y="-2.582cm" svg:width="14.919cm" svg:height="5.06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3.A1" office:value-type="string">
              <text:p text:style-name="P4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4">Exercício <text:span text:style-name="T29">II</text:span></text:p>
      <text:p text:style-name="P19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46"><draw:frame draw:style-name="fr1" draw:name="Objeto14" text:anchor-type="as-char" svg:y="-2.118cm" svg:width="9.82cm" svg:height="4.14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4.A1" office:value-type="string">
              <text:p text:style-name="P47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24"><text:span text:style-name="T14">Indeterminação polinomial de limites</text:span><text:span text:style-name="T18"> – </text:span><text:a xlink:type="simple" xlink:href="https://www.youtube.com/watch?v=9rj5KQUeZQc&amp;list=PLB1EB382374613099&amp;index=6" text:style-name="Internet_20_link" text:visited-style-name="Visited_20_Internet_20_Link"><text:span text:style-name="T14">Aula 5</text:span></text:a> </text:p>
      <text:p text:style-name="Standard"/>
      <text:p text:style-name="P15">Exercício <text:span text:style-name="T29">I</text:span></text:p>
      <text:p text:style-name="P20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46"><draw:frame draw:style-name="fr1" draw:name="Objeto15" text:anchor-type="as-char" svg:y="-2.034cm" svg:width="14.127cm" svg:height="3.986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5.A1" office:value-type="string">
              <text:p text:style-name="P47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5">Exercício <text:span text:style-name="T29">II</text:span></text:p>
      <text:p text:style-name="P20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6"><draw:frame draw:style-name="fr1" draw:name="Objeto16" text:anchor-type="as-char" svg:y="-2.034cm" svg:width="9.243cm" svg:height="3.97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6.A1" office:value-type="string">
              <text:p text:style-name="P47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30"><text:soft-page-break/><text:span text:style-name="T2">Exercício </text:span><text:span text:style-name="T3">III</text:span></text:p>
      <text:p text:style-name="P20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46"><draw:frame draw:style-name="fr1" draw:name="Objeto17" text:anchor-type="as-char" svg:y="-2.043cm" svg:width="13.268cm" svg:height="3.986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7.A1" office:value-type="string">
              <text:p text:style-name="P47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24"><text:span text:style-name="T14">Indeterminação de limites com raiz</text:span><text:span text:style-name="T19"> – </text:span><text:a xlink:type="simple" xlink:href="https://www.youtube.com/watch?v=bHhNGyjdxEk&amp;list=PLB1EB382374613099&amp;index=7" text:style-name="Internet_20_link" text:visited-style-name="Visited_20_Internet_20_Link"><text:span text:style-name="T14">Aula 6</text:span></text:a></text:p>
      <text:p text:style-name="Standard"/>
      <text:p text:style-name="P31"><text:span text:style-name="T2">Exercício </text:span><text:span text:style-name="T3">I</text:span></text:p>
      <text:p text:style-name="P21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46"><draw:frame draw:style-name="fr1" draw:name="Objeto18" text:anchor-type="as-char" svg:y="-2.057cm" svg:width="7.671cm" svg:height="3.98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8.A1" office:value-type="string">
              <text:p text:style-name="P47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31"><text:span text:style-name="T2">Exercício </text:span><text:span text:style-name="T3">II</text:span></text:p>
      <text:p text:style-name="P21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46"><draw:frame draw:style-name="fr1" draw:name="Objeto19" text:anchor-type="as-char" svg:y="-2.076cm" svg:width="12.434cm" svg:height="4.032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9.A1" office:value-type="string">
              <text:p text:style-name="P47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1"><text:span text:style-name="T2">Exercício </text:span><text:span text:style-name="T3">III</text:span></text:p>
      <text:p text:style-name="P21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46"><draw:frame draw:style-name="fr1" draw:name="Objeto20" text:anchor-type="as-char" svg:y="-2.133cm" svg:width="9.991cm" svg:height="4.145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20.A1" office:value-type="string">
              <text:p text:style-name="P47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16"/>
      <text:p text:style-name="P16"/>
      <text:p text:style-name="P16"/>
      <text:p text:style-name="P31"><text:soft-page-break/><text:span text:style-name="T2">Exercício </text:span><text:span text:style-name="T3">I</text:span><text:span text:style-name="T4">V</text:span></text:p>
      <text:p text:style-name="P21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6"><draw:frame draw:style-name="fr1" draw:name="Objeto21" text:anchor-type="as-char" svg:y="-2.074cm" svg:width="11.275cm" svg:height="3.988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1.A1" office:value-type="string">
              <text:p text:style-name="P47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4"><text:span text:style-name="T14">Indeterminação de limites com raiz</text:span><text:span text:style-name="T20"> – </text:span><text:a xlink:type="simple" xlink:href="https://www.youtube.com/watch?v=PYBmCzYaBYg&amp;list=PLB1EB382374613099&amp;index=8" text:style-name="Internet_20_link" text:visited-style-name="Visited_20_Internet_20_Link"><text:span text:style-name="T14">Aula 7</text:span></text:a><text:span text:style-name="T14"> </text:span></text:p>
      <text:p text:style-name="Standard"/>
      <text:p text:style-name="P32"><text:span text:style-name="T2">Exercício </text:span><text:span text:style-name="T3">I</text:span></text:p>
      <text:p text:style-name="P22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46"><draw:frame draw:style-name="fr1" draw:name="Objeto22" text:anchor-type="as-char" svg:y="-2.665cm" svg:width="17.972cm" svg:height="5.23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2.A1" office:value-type="string">
              <text:p text:style-name="P47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2"><text:span text:style-name="T2">Exercício </text:span><text:span text:style-name="T3">I</text:span><text:span text:style-name="T5">I</text:span></text:p>
      <text:p text:style-name="P22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46"><draw:frame draw:style-name="fr1" draw:name="Objeto23" text:anchor-type="as-char" svg:y="-2.316cm" svg:width="17.177cm" svg:height="4.517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3.A1" office:value-type="string">
              <text:p text:style-name="P47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oft-page-break/><text:span text:style-name="T21">I</text:span><text:span text:style-name="T14">ndeterminação de limites com raiz</text:span><text:span text:style-name="T21"> – </text:span><text:a xlink:type="simple" xlink:href="https://www.youtube.com/watch?v=eHC8j7oZwEQ&amp;list=PLB1EB382374613099&amp;index=9" text:style-name="Internet_20_link" text:visited-style-name="Visited_20_Internet_20_Link"><text:span text:style-name="T14">Aula 8</text:span></text:a><text:span text:style-name="T14"> </text:span></text:p>
      <text:p text:style-name="Standard"/>
      <text:p text:style-name="P33"><text:span text:style-name="T2">Exercício </text:span><text:span text:style-name="T3">I</text:span></text:p>
      <text:p text:style-name="P34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46"><draw:frame draw:style-name="fr1" draw:name="Objeto24" text:anchor-type="as-char" svg:y="-3.268cm" svg:width="12.099cm" svg:height="6.414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4.A1" office:value-type="string">
              <text:p text:style-name="P47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24"><text:span text:style-name="T14">Indeterminação de limites com raiz</text:span><text:span text:style-name="T22"> – </text:span><text:a xlink:type="simple" xlink:href="https://www.youtube.com/watch?v=00tpFIGKQLQ&amp;list=PLB1EB382374613099&amp;index=10" text:style-name="Internet_20_link" text:visited-style-name="Visited_20_Internet_20_Link"><text:span text:style-name="T14">Aula 9</text:span></text:a></text:p>
      <text:p text:style-name="Standard"/>
      <text:p text:style-name="P35"><text:span text:style-name="T2">Exercício </text:span><text:span text:style-name="T3">I</text:span></text:p>
      <text:p text:style-name="P48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6"><draw:frame draw:style-name="fr1" draw:name="Objeto25" text:anchor-type="as-char" svg:y="-2.611cm" svg:width="12.755cm" svg:height="5.062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5.A1" office:value-type="string">
              <text:p text:style-name="P47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<text:span text:style-name="T14">Limites com módulo</text:span><text:span text:style-name="T23"> – </text:span><text:a xlink:type="simple" xlink:href="https://www.youtube.com/watch?v=Jn_uvs8IXI8&amp;list=PLB1EB382374613099&amp;index=11" text:style-name="Internet_20_link" text:visited-style-name="Visited_20_Internet_20_Link"><text:span text:style-name="T14">Aula 10</text:span></text:a></text:p>
      <text:p text:style-name="Standard"/>
      <text:p text:style-name="P36"><text:span text:style-name="T2">Exercício </text:span><text:span text:style-name="T3">I</text:span></text:p>
      <text:p text:style-name="P49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6"><draw:frame draw:style-name="fr1" draw:name="Objeto26" text:anchor-type="as-char" svg:y="-3.388cm" svg:width="6.302cm" svg:height="6.678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6.A1" office:value-type="string">
              <text:p text:style-name="P47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6"><text:span text:style-name="T2">Exercício </text:span><text:span text:style-name="T3">I</text:span><text:span text:style-name="T6">I</text:span></text:p>
      <text:p text:style-name="P49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46"><draw:frame draw:style-name="fr1" draw:name="Objeto27" text:anchor-type="as-char" svg:y="-2.776cm" svg:width="4.013cm" svg:height="5.45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7.A1" office:value-type="string">
              <text:p text:style-name="P47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6"><text:span text:style-name="T2">Exercício </text:span><text:span text:style-name="T3">I</text:span><text:span text:style-name="T6">II</text:span></text:p>
      <text:p text:style-name="P49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46"><draw:frame draw:style-name="fr1" draw:name="Objeto28" text:anchor-type="as-char" svg:y="-2.873cm" svg:width="4.69cm" svg:height="5.6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8.A1" office:value-type="string">
              <text:p text:style-name="P47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26"><text:soft-page-break/><text:span text:style-name="T14">Limites no infinito</text:span><text:span text:style-name="T24"> – </text:span><text:a xlink:type="simple" xlink:href="https://www.youtube.com/watch?v=D6uGJ56vUi8&amp;list=PLB1EB382374613099&amp;index=12" text:style-name="Internet_20_link" text:visited-style-name="Visited_20_Internet_20_Link"><text:span text:style-name="T14">Aula 11</text:span></text:a></text:p>
      <text:p text:style-name="P37"/>
      <text:p text:style-name="P38"><text:s/><text:span text:style-name="T2">Exercício </text:span><text:span text:style-name="T3">I</text:span></text:p>
      <text:p text:style-name="P50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46"><draw:frame draw:style-name="fr1" draw:name="Objeto29" text:anchor-type="as-char" svg:y="-1.984cm" svg:width="5.209cm" svg:height="3.86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9.A1" office:value-type="string">
              <text:p text:style-name="P47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38"><text:span text:style-name="T2">Exercício </text:span><text:span text:style-name="T3">I</text:span><text:span text:style-name="T7">I</text:span></text:p>
      <text:p text:style-name="P50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6"><draw:frame draw:style-name="fr1" draw:name="Objeto30" text:anchor-type="as-char" svg:y="-2.18cm" svg:width="8.904cm" svg:height="4.265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30.A1" office:value-type="string">
              <text:p text:style-name="P47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38"><text:span text:style-name="T2">Exercício </text:span><text:span text:style-name="T3">I</text:span><text:span text:style-name="T8">II</text:span></text:p>
      <text:p text:style-name="P50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46"><draw:frame draw:style-name="fr1" draw:name="Objeto31" text:anchor-type="as-char" svg:y="-2.05cm" svg:width="6.219cm" svg:height="3.99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1.A1" office:value-type="string">
              <text:p text:style-name="P47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7"><text:span text:style-name="T14">Limites com x tendendo ao infinito</text:span><text:span text:style-name="T25"> – </text:span><text:a xlink:type="simple" xlink:href="https://www.youtube.com/watch?v=6QVgJC42v94&amp;list=PLB1EB382374613099&amp;index=13" text:style-name="Internet_20_link" text:visited-style-name="Visited_20_Internet_20_Link"><text:span text:style-name="T14">Aula 11a</text:span></text:a></text:p>
      <text:p text:style-name="Standard"/>
      <text:p text:style-name="P39"><text:span text:style-name="T2">Exercício </text:span><text:span text:style-name="T3">I</text:span></text:p>
      <text:p text:style-name="P51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6"><draw:frame draw:style-name="fr1" draw:name="Objeto32" text:anchor-type="as-char" svg:y="-2.138cm" svg:width="13.905cm" svg:height="4.10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2.A1" office:value-type="string">
              <text:p text:style-name="P47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52"/>
      <text:p text:style-name="P39"><text:soft-page-break/><text:span text:style-name="T2">Exercício </text:span><text:span text:style-name="T3">I</text:span><text:span text:style-name="T8">I</text:span></text:p>
      <text:p text:style-name="P51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46"><draw:frame draw:style-name="fr1" draw:name="Objeto33" text:anchor-type="as-char" svg:y="-2.138cm" svg:width="14.279cm" svg:height="4.10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3.A1" office:value-type="string">
              <text:p text:style-name="P47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8"><text:span text:style-name="T14">Limites no infinito</text:span><text:span text:style-name="T26"> – </text:span><text:a xlink:type="simple" xlink:href="https://www.youtube.com/watch?v=cHgeg0fzbRU&amp;list=PLB1EB382374613099&amp;index=14" text:style-name="Internet_20_link" text:visited-style-name="Visited_20_Internet_20_Link"><text:span text:style-name="T14">Aula 12</text:span></text:a></text:p>
      <text:p text:style-name="P40"/>
      <text:p text:style-name="P41"><text:span text:style-name="T2">Exercício </text:span><text:span text:style-name="T3">I</text:span></text:p>
      <text:p text:style-name="P54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46"><draw:frame draw:style-name="fr1" draw:name="Objeto34" text:anchor-type="as-char" svg:y="-2.05cm" svg:width="6.316cm" svg:height="3.99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4.A1" office:value-type="string">
              <text:p text:style-name="P47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41"><text:span text:style-name="T2">Exercício </text:span><text:span text:style-name="T3">I</text:span><text:span text:style-name="T9">I</text:span></text:p>
      <text:p text:style-name="P54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46"><draw:frame draw:style-name="fr1" draw:name="Objeto35" text:anchor-type="as-char" svg:y="-2.18cm" svg:width="11.282cm" svg:height="4.265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5.A1" office:value-type="string">
              <text:p text:style-name="P47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41"><text:span text:style-name="T2">Exercício </text:span><text:span text:style-name="T3">I</text:span><text:span text:style-name="T9">I</text:span><text:span text:style-name="T10">I</text:span></text:p>
      <text:p text:style-name="P54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46"><draw:frame draw:style-name="fr1" draw:name="Objeto36" text:anchor-type="as-char" svg:y="-2.18cm" svg:width="8.124cm" svg:height="4.265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6.A1" office:value-type="string">
              <text:p text:style-name="P47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24"><text:soft-page-break/><text:span text:style-name="T14">Limites infinitos</text:span><text:span text:style-name="T27"> – </text:span><text:a xlink:type="simple" xlink:href="https://www.youtube.com/watch?v=gIFkYgGo8OI&amp;list=PLB1EB382374613099&amp;index=15" text:style-name="Internet_20_link" text:visited-style-name="Visited_20_Internet_20_Link"><text:span text:style-name="T14">Aula 13</text:span></text:a></text:p>
      <text:p text:style-name="Standard"/>
      <text:p text:style-name="P42"><text:span text:style-name="T2">Exercício </text:span><text:span text:style-name="T3">I</text:span></text:p>
      <text:p text:style-name="P55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46"><draw:frame draw:style-name="fr1" draw:name="Objeto37" text:anchor-type="as-char" svg:y="-2.533cm" svg:width="5.163cm" svg:height="4.965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7.A1" office:value-type="string">
              <text:p text:style-name="P47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P42"><text:span text:style-name="T2">Exercício </text:span><text:span text:style-name="T3">I</text:span><text:span text:style-name="T11">I</text:span></text:p>
      <text:p text:style-name="P55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46"><draw:frame draw:style-name="fr1" draw:name="Objeto38" text:anchor-type="as-char" svg:y="-2.681cm" svg:width="7.209cm" svg:height="5.281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8.A1" office:value-type="string">
              <text:p text:style-name="P47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Standard"/>
      <text:p text:style-name="P42"><text:span text:style-name="T2">Exercício </text:span><text:span text:style-name="T3">I</text:span><text:span text:style-name="T11">II</text:span></text:p>
      <text:p text:style-name="P55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46"><draw:frame draw:style-name="fr1" draw:name="Objeto39" text:anchor-type="as-char" svg:y="-2.575cm" svg:width="8.102cm" svg:height="5.052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9.A1" office:value-type="string">
              <text:p text:style-name="P47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<text:span text:style-name="T14">Limites</text:span><text:span text:style-name="T28"> – </text:span><text:span text:style-name="T14">aplicações das propriedades</text:span><text:span text:style-name="T28"> – </text:span><text:a xlink:type="simple" xlink:href="https://www.youtube.com/watch?v=I1GUz5dicLk&amp;list=PLB1EB382374613099&amp;index=16" text:style-name="Internet_20_link" text:visited-style-name="Visited_20_Internet_20_Link"><text:span text:style-name="T14">Aula 14</text:span></text:a></text:p>
      <text:p text:style-name="Standard"/>
      <text:p text:style-name="P43"><text:span text:style-name="T2">Exercício </text:span><text:span text:style-name="T3">I</text:span></text:p>
      <text:p text:style-name="P56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46"><draw:frame draw:style-name="fr1" draw:name="Objeto40" text:anchor-type="as-char" svg:y="-2.477cm" svg:width="8.53cm" svg:height="5.084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40.A1" office:value-type="string">
              <text:p text:style-name="P47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43"><text:span text:style-name="T2">Exercício </text:span><text:span text:style-name="T3">I</text:span><text:span text:style-name="T12">I</text:span></text:p>
      <text:p text:style-name="P56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46"><draw:frame draw:style-name="fr1" draw:name="Objeto41" text:anchor-type="as-char" svg:y="-2.092cm" svg:width="5.156cm" svg:height="4.31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1.A1" office:value-type="string">
              <text:p text:style-name="P47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43"><text:span text:style-name="T2">Exercício </text:span><text:span text:style-name="T3">I</text:span><text:span text:style-name="T12">II</text:span></text:p>
      <text:p text:style-name="P56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46"><draw:frame draw:style-name="fr1" draw:name="Objeto42" text:anchor-type="as-char" svg:y="-4.262cm" svg:width="9.162cm" svg:height="8.652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2.A1" office:value-type="string">
              <text:p text:style-name="P47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53"/>
      <text:p text:style-name="P53"/>
      <text:p text:style-name="P43"><text:span text:style-name="T2"/></text:p>
      <text:p text:style-name="P43"><text:soft-page-break/><text:span text:style-name="T2">Exercício </text:span><text:span text:style-name="T3">I</text:span><text:span text:style-name="T12">V</text:span></text:p>
      <text:p text:style-name="P56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46"><draw:frame draw:style-name="fr1" draw:name="Objeto43" text:anchor-type="as-char" svg:y="-1.947cm" svg:width="7.641cm" svg:height="3.745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3.A1" office:value-type="string">
              <text:p text:style-name="P47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43"><text:span text:style-name="T2">Exercício </text:span><text:span text:style-name="T12">V</text:span></text:p>
      <text:p text:style-name="P56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46"><draw:frame draw:style-name="fr1" draw:name="Objeto44" text:anchor-type="as-char" svg:y="-3.14cm" svg:width="9.701cm" svg:height="6.128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4.A1" office:value-type="string">
              <text:p text:style-name="P47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8:34:26.055000000</meta:creation-date>
    <meta:generator>LibreOffice/5.1.4.2$Windows_x86 LibreOffice_project/f99d75f39f1c57ebdd7ffc5f42867c12031db97a</meta:generator>
    <dc:date>2016-07-14T17:58:20.371000000</dc:date>
    <meta:editing-duration>PT14H40M56S</meta:editing-duration>
    <meta:editing-cycles>91</meta:editing-cycles>
    <meta:document-statistic meta:table-count="44" meta:image-count="0" meta:object-count="44" meta:page-count="13" meta:paragraph-count="148" meta:word-count="226" meta:character-count="1301" meta:non-whitespace-character-count="1154"/>
  </office:meta>
</office:document-meta>
</file>

<file path=Object 1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1</mn>
            </mrow>
          </munder>
          <mrow>
            <mo fence="true" stretchy="false">[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]</mo>
          </mrow>
        </mrow>
      </mstyle>
      <mo stretchy="false">=</mo>
      <mstyle color="red">
        <mn>3</mn>
      </mstyle>
    </mrow>
    <annotation encoding="StarMath 5.0">color red{lim from {x rightarrow 1} [ 2x + 1 ]} = color red{3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54</mn>
                  <mo stretchy="false">−</mo>
                  <mn>54</mn>
                  <mo stretchy="false">+</mo>
                  <mn>3</mn>
                  <mo stretchy="false">−</mo>
                  <mn>3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n>1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row>
                <mn>2</mn>
                <mo stretchy="false">⋅</mo>
                <msup>
                  <mn>3</mn>
                  <mn>2</mn>
                </msup>
              </mrow>
              <mo stretchy="false">+</mo>
              <mn>1</mn>
            </mrow>
            <mo stretchy="false">=</mo>
            <mstyle color="red">
              <mn>19</mn>
            </mstyle>
          </mrow>
        </mtd>
      </mtr>
    </mtable>
    <annotation encoding="StarMath 5.0">lim from { x rightarrow 3 } left [ {2x^3 - 6x^2 + x - 3} over {x - 3} right ] = { 54 - 54 + 3 -3 } over { 3 - 3 } = 0 over 0 rightarrow (x = 3 rightarrow x - 3 = 0) newline newline
{(2x^3 - 6x^2 + x - 3) div (x - 3)} over {(x - 3) div (x - 3)} = 2x^2 + 1 newline
color red{lim from { x rightarrow 3 } left [ {2x^3 - 6x^2 + x - 3} over {x - 3} right ]} = 2 cdot 3^2 + 1 = color red{19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row>
                    <mn>2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5</mn>
                    <mo stretchy="false">⋅</mo>
                    <mn>1</mn>
                  </mrow>
                  <mo stretchy="false">−</mo>
                  <mn>7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row>
                        <mi>x</mi>
                        <mo stretchy="false">−</mo>
                        <mn>7</mn>
                      </mrow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i>x</mi>
              <mrow>
                <mn>2</mn>
                <mrow>
                  <mi>x</mi>
                  <mo stretchy="false">+</mo>
                  <mn>7</mn>
                </mrow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row>
                  <mn>2</mn>
                  <mo stretchy="false">⋅</mo>
                  <mn>1</mn>
                </mrow>
                <mo stretchy="false">+</mo>
                <mn>7</mn>
              </mrow>
            </mfrac>
            <mo stretchy="false">=</mo>
            <mstyle color="red">
              <mfrac>
                <mn>1</mn>
                <mn>9</mn>
              </mfrac>
            </mstyle>
          </mrow>
        </mtd>
      </mtr>
    </mtable>
    <annotation encoding="StarMath 5.0">lim from { x rightarrow 1 } left [ {x^2 - x} over {2x^2 + 5x -7} right ] = { 1^2 - 1 } over { 2 cdot 1^2 + 5 cdot 1 - 7 } = 0 over 0 rightarrow ( x = 1 rightarrow x - 1 = 0 ) newline newline
{(x^2 - x) div (x - 1)} over {(2x^2 + 5x -7) div (x - 1)} = x over { 2x + 7 } newline
color red{lim from { x rightarrow 1 } left [ {x^2 - x} over {2x^2 + 5x -7} right ]} = 1 over { 2 cdot 1 + 7 } = color red{1 over 9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2</mn>
                    <mn>3</mn>
                  </msup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8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i>x</mi>
                  <mo stretchy="false">+</mo>
                  <mn>4</mn>
                </mrow>
              </mrow>
              <mrow>
                <mi>x</mi>
                <mo stretchy="false">+</mo>
                <mn>2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n>2</mn>
                  <mn>2</mn>
                </msup>
                <mo stretchy="false">+</mo>
                <mrow>
                  <mn>2</mn>
                  <mo stretchy="false">⋅</mo>
                  <mn>2</mn>
                </mrow>
                <mo stretchy="false">+</mo>
                <mn>4</mn>
              </mrow>
              <mrow>
                <mn>2</mn>
                <mo stretchy="false">+</mo>
                <mn>2</mn>
              </mrow>
            </mfrac>
            <mo stretchy="false">=</mo>
            <mfrac>
              <mn>12</mn>
              <mn>4</mn>
            </mfrac>
            <mo stretchy="false">=</mo>
            <mstyle color="red">
              <mn>3</mn>
            </mstyle>
          </mrow>
        </mtd>
      </mtr>
    </mtable>
    <annotation encoding="StarMath 5.0">lim from { x rightarrow 2 } left [ {x^3 - 8} over {x^2 - 4} right ] = { 2^3 - 8 } over { 2^2 - 4 } = 0 over 0 rightarrow ( x = 2 rightarrow x - 2 = 0 ) newline newline
{(x^3 - 8) div (x - 2)} over {(x^2 - 4) div (x - 2)} = { x^2 + 2x + 4 } over { x + 2 } newline
color red{lim from { x rightarrow 2 } left [ {x^3 - 8} over {x^2 - 4} right ]} = { 2^2 + 2 cdot 2 + 4 } over { 2 + 2 } = { 12 } over { 4 } = color red{3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n>3</mn>
                      </msup>
                      <mo stretchy="false">−</mo>
                      <msup>
                        <mi>x</mi>
                        <mn>3</mn>
                      </msup>
                    </mrow>
                    <mi>h</mi>
                  </mfrac>
                </mrow>
                <mo fence="true" stretchy="true">]</mo>
              </mrow>
            </mrow>
            <mo stretchy="false">=</mo>
            <mfrac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0</mn>
                      </mrow>
                    </mrow>
                    <mo fence="true" stretchy="false">)</mo>
                  </mrow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row>
                <msup>
                  <mi>x</mi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row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3</mn>
                  </msup>
                  <mo stretchy="false">−</mo>
                  <msup>
                    <mi>x</mi>
                    <mn>3</mn>
                  </msup>
                </mrow>
                <mi>h</mi>
              </mfrac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</mrow>
            <mtext>=</mtext>
          </mrow>
        </mtd>
      </mtr>
      <mtr>
        <mtd>
          <mrow>
            <mrow>
              <mfrac>
                <mrow>
                  <mrow>
                    <msup>
                      <mi>x</mi>
                      <mn>3</mn>
                    </msup>
                    <mo stretchy="false">+</mo>
                    <mn>2</mn>
                  </mrow>
                  <msup>
                    <mi>x</mi>
                    <mn>2</mn>
                  </msup>
                  <mrow>
                    <mi>h</mi>
                    <mo stretchy="false">+</mo>
                    <msup>
                      <mi mathvariant="italic">xh</mi>
                      <mn>2</mn>
                    </msup>
                    <mo stretchy="false">+</mo>
                    <msup>
                      <mi>x</mi>
                      <mn>2</mn>
                    </msup>
                  </mrow>
                  <mrow>
                    <mi>h</mi>
                    <mo stretchy="false">+</mo>
                    <mn>2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n>3</mn>
                  <msup>
                    <mi>x</mi>
                    <mn>2</mn>
                  </msup>
                  <mrow>
                    <mi>h</mi>
                    <mo stretchy="false">+</mo>
                    <mn>3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</mrow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  <mi>h</mi>
              </mfrac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 mathvariant="italic">xh</mi>
              <mo stretchy="false">+</mo>
              <msup>
                <mi>h</mi>
                <mn>2</mn>
              </msup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  <mo stretchy="false">−</mo>
                          <msup>
                            <mi>x</mi>
                            <mn>3</mn>
                          </msup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row>
                <mrow>
                  <mi>x</mi>
                  <mo stretchy="false">⋅</mo>
                  <mn>0</mn>
                </mrow>
                <mo stretchy="false">+</mo>
                <msup>
                  <mn>0</mn>
                  <mn>2</mn>
                </msup>
              </mrow>
              <mo stretchy="false">=</mo>
              <mstyle color="red">
                <mrow>
                  <mn>3</mn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lim from { h rightarrow 0 } left [ {(x + h)^3 - x^3} over h right ] = { (x + 0)^3 - x^3 } over 0 = { x^3 - x^3 } over 0 = 0 over 0 newline newline
{(x + h)^3 - x^3} over h = {(x + h)^2(x + h) - x^3} over h = {(x^2 + 2xh + h^2)(x + h) - x^3} over h "=" newline {x^3 + 2x^{2}h + xh^2 + x^{2}h + 2xh^2 + h^3 - x^3} over h = { 3x^{2}h + 3xh^2 + h^3} over h = { h(3x^2 + 3xh + h^2)} over h = 3x^2 + 3xh + h^2 newline
color red{lim from { h rightarrow 0 } left [ {(x + h)^3 - x^3} over h right ]} = 3x^2 + 3x cdot 0 + 0^2 = color red{3x^2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frac>
              <mo stretchy="false">=</mo>
              <mfrac>
                <mrow>
                  <mrow>
                    <mo stretchy="false">−</mo>
                    <mn>1</mn>
                  </mrow>
                  <mo stretchy="false">+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1</mn>
                    </mrow>
                  </mrow>
                  <mo stretchy="false">→</mo>
                  <mrow>
                    <mrow>
                      <mi>x</mi>
                      <mo stretchy="false">+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sup>
                  <mi>x</mi>
                  <mn>2</mn>
                </msup>
                <mo stretchy="false">−</mo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row>
                <mrow>
                  <mo stretchy="false">−</mo>
                  <mn>1</mn>
                </mrow>
                <mo stretchy="false">−</mo>
                <mn>1</mn>
              </mrow>
            </mfrac>
            <mo stretchy="false">=</mo>
            <mfrac>
              <mrow>
                <mn>1</mn>
                <mo stretchy="false">+</mo>
                <mn>1</mn>
                <mo stretchy="false">+</mo>
                <mn>1</mn>
              </mrow>
              <mrow>
                <mo stretchy="false">−</mo>
                <mn>2</mn>
              </mrow>
            </mfrac>
            <mo stretchy="false">=</mo>
            <mstyle color="red">
              <mrow>
                <mo stretchy="false">−</mo>
                <mfrac>
                  <mn>3</mn>
                  <mn>2</mn>
                </mfrac>
              </mrow>
            </mstyle>
          </mrow>
        </mtd>
      </mtr>
    </mtable>
    <annotation encoding="StarMath 5.0">lim from { x rightarrow -1 } left [ {x^3 + 1} over {x^2 - 1} right ] = { (-1)^3 + 1 } over { (-1)^2 - 1 } = { -1 + 1 } over { 1 - 1 } = 0 over 0 rightarrow (x=-1 rightarrow x + 1 = 0) newline newline
{(x^3 + 1) div (x + 1)} over {(x^2 - 1) div (x + 1)} = { x^2 - x + 1 } over { x - 1 } newline
color red{lim from { x rightarrow -1 } left [ {x^3 + 1} over {x^2 - 1} right ]} = { (-1)^2 - (-1) + 1 } over { -1 -1 } = { 1 + 1 + 1 } over { -2 } = color red{-{ 3 over 2 }}
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t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t</mi>
                            <mn>3</mn>
                          </msup>
                          <mo stretchy="false">+</mo>
                          <mn>4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4</mn>
                        </mrow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t</mi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row>
                    <mn>4</mn>
                    <mo stretchy="false">⋅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</mrow>
                  <mo stretchy="false">+</mo>
                  <mrow>
                    <mn>4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n>8</mn>
                  </mrow>
                  <mo stretchy="false">+</mo>
                  <mn>16</mn>
                  <mo stretchy="false">−</mo>
                  <mn>8</mn>
                </mrow>
                <mrow>
                  <mn>0</mn>
                  <mo stretchy="false">⋅</mo>
                  <mrow>
                    <mo fence="true" stretchy="false">(</mo>
                    <mrow>
                      <mrow>
                        <mo stretchy="false">−</mo>
                        <mn>5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t</mi>
                          <mn>3</mn>
                        </msup>
                        <mo stretchy="false">+</mo>
                        <mn>4</mn>
                      </mrow>
                      <mrow>
                        <msup>
                          <mi>t</mi>
                          <mn>2</mn>
                        </msup>
                        <mo stretchy="false">+</mo>
                        <mn>4</mn>
                      </mrow>
                      <mi>t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i>t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t</mi>
                    <mn>2</mn>
                  </msup>
                  <mo stretchy="false">+</mo>
                  <mn>2</mn>
                </mrow>
                <mi>t</mi>
              </mrow>
              <mrow>
                <mi>t</mi>
                <mo stretchy="false">−</mo>
                <mn>3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t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t</mi>
                            <mn>3</mn>
                          </msup>
                          <mo stretchy="false">+</mo>
                          <mn>4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4</mn>
                        </mrow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t</mi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row>
                  <mn>2</mn>
                  <mo stretchy="false">⋅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  <mrow>
                <mrow>
                  <mo stretchy="false">−</mo>
                  <mn>2</mn>
                </mrow>
                <mo stretchy="false">−</mo>
                <mn>3</mn>
              </mrow>
            </mfrac>
            <mo stretchy="false">=</mo>
            <mfrac>
              <mrow>
                <mn>4</mn>
                <mo stretchy="false">−</mo>
                <mn>4</mn>
              </mrow>
              <mrow>
                <mo stretchy="false">−</mo>
                <mn>5</mn>
              </mrow>
            </mfrac>
            <mo stretchy="false">=</mo>
            <mfrac>
              <mn>0</mn>
              <mrow>
                <mo stretchy="false">−</mo>
                <mn>5</mn>
              </mrow>
            </mfrac>
            <mo stretchy="false">=</mo>
            <mstyle color="red">
              <mn>0</mn>
            </mstyle>
          </mrow>
        </mtd>
      </mtr>
    </mtable>
    <annotation encoding="StarMath 5.0">lim from { t rightarrow -2 } left [ {t^3 + 4t^2 + 4t} over {(t + 2)(t - 3)} right ] = { (-2)^3 + 4 cdot (-2)^2 + 4 cdot (-2) } over { (-2 + 2)(-2 - 3) } = { -8 + 16 -8 } over { 0 cdot (-5) } = 0 over 0 rightarrow ( x = -2 rightarrow x + 2 = 0 ) newline newline
{(t^3 + 4t^2 + 4t) div ( x + 2)} over {[(t + 2)(t - 3)] div ( x + 2)} = { t^2 + 2t } over { t - 3 } newline
color red{lim from { t rightarrow -2 } left [ {t^3 + 4t^2 + 4t} over {(t + 2)(t - 3)} right ]} = { (-2)^2 + 2 cdot (-2) } over { -2 - 3 } = { 4 - 4 } over { -5 } = { 0 } over { -5 } = color red{0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i>t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6</mn>
                      </mrow>
                      <mi>t</mi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n>4</mn>
                          <mo stretchy="false">+</mo>
                          <mn>0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n>0</mn>
              </mfrac>
              <mo stretchy="false">=</mo>
              <mfrac>
                <mrow>
                  <mn>16</mn>
                  <mo stretchy="false">−</mo>
                  <mn>16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t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sup>
                  <mrow>
                    <mo fence="true" stretchy="false">(</mo>
                    <mrow>
                      <mrow>
                        <mn>4</mn>
                        <mo stretchy="false">+</mo>
                        <mi>t</mi>
                      </mrow>
                    </mrow>
                    <mo fence="true" stretchy="false">)</mo>
                  </mrow>
                  <mn>2</mn>
                </msup>
                <mo stretchy="false">−</mo>
                <mn>16</mn>
              </mrow>
              <mi>t</mi>
            </mfrac>
            <mo stretchy="false">=</mo>
            <mfrac>
              <mrow>
                <mrow>
                  <mn>16</mn>
                  <mo stretchy="false">+</mo>
                  <mn>8</mn>
                </mrow>
                <mrow>
                  <mi>t</mi>
                  <mo stretchy="false">+</mo>
                  <msup>
                    <mi>t</mi>
                    <mn>2</mn>
                  </msup>
                  <mo stretchy="false">−</mo>
                  <mn>16</mn>
                </mrow>
              </mrow>
              <mi>t</mi>
            </mfrac>
            <mo stretchy="false">=</mo>
            <mfrac>
              <mrow>
                <mi>t</mi>
                <mrow>
                  <mo fence="true" stretchy="false">(</mo>
                  <mrow>
                    <mrow>
                      <mn>8</mn>
                      <mo stretchy="false">+</mo>
                      <mi>t</mi>
                    </mrow>
                  </mrow>
                  <mo fence="true" stretchy="false">)</mo>
                </mrow>
              </mrow>
              <mi>t</mi>
            </mfrac>
            <mo stretchy="false">=</mo>
            <mrow>
              <mn>8</mn>
              <mo stretchy="false">+</mo>
              <mi>t</mi>
            </mrow>
          </mrow>
        </mtd>
      </mtr>
      <mtr>
        <mtd>
          <mrow>
            <mstyle color="red"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i>t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6</mn>
                      </mrow>
                      <mi>t</mi>
                    </mfrac>
                  </mrow>
                  <mo fence="true" stretchy="true">]</mo>
                </mrow>
              </mrow>
            </mstyle>
            <mo stretchy="false">=</mo>
            <mrow>
              <mn>8</mn>
              <mo stretchy="false">+</mo>
              <mn>0</mn>
            </mrow>
            <mo stretchy="false">=</mo>
            <mstyle color="red">
              <mn>8</mn>
            </mstyle>
          </mrow>
        </mtd>
      </mtr>
    </mtable>
    <annotation encoding="StarMath 5.0">lim from { t rightarrow 0 } left [ {(4 + t)^2 - 16 } over t right ] = { (4 + 0)^2 -16 } over 0 = { 16 - 16 } over 0 = 0 over 0 rightarrow ( t=0 ) newline newline
{(4 + t)^2 - 16 } over t = { 16 + 8t + t^2 -16 } over t = { t(8 + t) } over t = 8 + t newline
color red{lim from { t rightarrow 0 } left [ {(4 + t)^2 - 16 } over t right ]} = 8 + 0 = color red{8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i>a</mi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a</mi>
                              </mrow>
                            </mrow>
                            <mo fence="true" stretchy="false">)</mo>
                          </mrow>
                        </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i>x</mi>
                        <mo stretchy="false">−</mo>
                        <mi>a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p>
                      <mi>a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i>a</mi>
                        </mrow>
                      </mrow>
                      <mo fence="true" stretchy="false">)</mo>
                    </mrow>
                  </mrow>
                  <mrow>
                    <mi>a</mi>
                    <mo stretchy="false">−</mo>
                    <mi>a</mi>
                  </mrow>
                </mrow>
                <mrow>
                  <mi>a</mi>
                  <mo stretchy="false">−</mo>
                  <mi>a</mi>
                </mrow>
              </mfrac>
              <mo stretchy="false">=</mo>
              <mfrac>
                <mrow>
                  <msup>
                    <mi>a</mi>
                    <mn>2</mn>
                  </msup>
                  <mo stretchy="false">+</mo>
                  <mi>a</mi>
                  <mo stretchy="false">−</mo>
                  <msup>
                    <mi>a</mi>
                    <mn>2</mn>
                  </msup>
                  <mo stretchy="false">−</mo>
                  <mi>a</mi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i>a</mi>
                  </mrow>
                  <mo stretchy="false">→</mo>
                  <mrow>
                    <mrow>
                      <mi>x</mi>
                      <mo stretchy="false">−</mo>
                      <mi>a</mi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−</mo>
                        <mi>a</mi>
                      </mrow>
                    </mrow>
                  </mrow>
                  <mo fence="true" stretchy="false">]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1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i>a</mi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a</mi>
                              </mrow>
                            </mrow>
                            <mo fence="true" stretchy="false">)</mo>
                          </mrow>
                        </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i>x</mi>
                        <mo stretchy="false">−</mo>
                        <mi>a</mi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i>a</mi>
                <mo stretchy="false">+</mo>
                <mn>1</mn>
              </mrow>
            </mstyle>
          </mrow>
        </mtd>
      </mtr>
    </mtable>
    <annotation encoding="StarMath 5.0">lim from { x rightarrow a } left [ {x^2 + (1 - a)x - a} over {x - a} right ] = { a^2 + (1 - a)a -a } over { a - a } = { a^2 + a - a^2 - a } over 0 = 0 over 0 rightarrow ( x = a rightarrow x - a = 0 ) newline newline
{[x^2 + (1 - a)x - a] div (x - a)} over {(x - a) div (x - a)} = x + 1 newline
color red{lim from { x rightarrow a } left [ {x^2 + (1 - a)x - a} over {x - a} right ]} = color red{a + 1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sqrt>
                          <mi>x</mi>
                        </msqrt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1</mn>
                  <mo stretchy="false">−</mo>
                  <mn>1</mn>
                </mrow>
                <mrow>
                  <msqrt>
                    <mn>1</mn>
                  </msqrt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i>x</mi>
                    <mo stretchy="false">−</mo>
                    <mn>1</mn>
                  </mrow>
                  <mrow>
                    <msqrt>
                      <mi>x</mi>
                    </msqrt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i>x</mi>
                      </msqrt>
                      <mo stretchy="false">+</mo>
                      <mn>1</mn>
                    </mrow>
                    <mrow>
                      <msqrt>
                        <mi>x</mi>
                      </msqrt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qrt>
                          <mi>x</mi>
                        </msqrt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sqrt>
                  <mi>x</mi>
                </msqrt>
                <mo stretchy="false">+</mo>
                <mn>1</mn>
              </mrow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sqrt>
                          <mi>x</mi>
                        </msqrt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sqrt>
                <mn>1</mn>
              </msqrt>
              <mo stretchy="false">+</mo>
              <mn>1</mn>
            </mrow>
            <mo stretchy="false">=</mo>
            <mstyle color="red">
              <mn>2</mn>
            </mstyle>
          </mrow>
        </mtd>
      </mtr>
    </mtable>
    <annotation encoding="StarMath 5.0">lim from { x rightarrow 1 } left [ {x - 1} over {sqrt{x} - 1} right ] = { 1 - 1 } over { sqrt{1} - 1 } = 0 over 0 rightarrow ( x = 1 rightarrow x - 1 = 0 ) newline newline
left ( {x - 1} over {sqrt{x} - 1} right ) left ( {sqrt{x} + 1} over {sqrt{x} + 1} right ) = { (x - 1)(sqrt{x} + 1) } over { x - 1 } = sqrt{x} + 1 newline
color red{lim from { x rightarrow 1 } left [ {x - 1} over {sqrt{x} - 1} right ]} = sqrt{ 1 } + 1 = color red{2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−</mo>
                        <msqrt>
                          <mn>2</mn>
                        </msqrt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0</mn>
                      <mo stretchy="false">+</mo>
                      <mn>2</mn>
                    </mrow>
                  </msqrt>
                  <mo stretchy="false">−</mo>
                  <msqrt>
                    <mn>2</mn>
                  </msqrt>
                </mrow>
                <mn>0</mn>
              </mfrac>
              <mo stretchy="false">=</mo>
              <mfrac>
                <mrow>
                  <msqrt>
                    <mn>2</mn>
                  </msqrt>
                  <mo stretchy="false">−</mo>
                  <msqrt>
                    <mn>2</mn>
                  </msqrt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i>x</mi>
                        <mo stretchy="false">+</mo>
                        <mn>2</mn>
                      </mrow>
                    </msqrt>
                    <mo stretchy="false">−</mo>
                    <msqrt>
                      <mn>2</mn>
                    </msqrt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i>x</mi>
                          <mo stretchy="false">+</mo>
                          <mn>2</mn>
                        </mrow>
                      </msqrt>
                      <mo stretchy="false">+</mo>
                      <msqrt>
                        <mn>2</mn>
                      </msqrt>
                    </mrow>
                    <mrow>
                      <msqrt>
                        <mrow>
                          <mi>x</mi>
                          <mo stretchy="false">+</mo>
                          <mn>2</mn>
                        </mrow>
                      </msqrt>
                      <mo stretchy="false">+</mo>
                      <msqrt>
                        <mn>2</mn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i>x</mi>
                  <mo stretchy="false">+</mo>
                  <mn>2</mn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+</mo>
                        <msqrt>
                          <mn>2</mn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i>x</mi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+</mo>
                        <msqrt>
                          <mn>2</mn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sqrt>
                    <mrow>
                      <mi>x</mi>
                      <mo stretchy="false">+</mo>
                      <mn>2</mn>
                    </mrow>
                  </msqrt>
                  <mo stretchy="false">+</mo>
                  <msqrt>
                    <mn>2</mn>
                  </msqrt>
                </mrow>
              </mfrac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sqrt>
                            <mrow>
                              <mi>x</mi>
                              <mo stretchy="false">+</mo>
                              <mn>2</mn>
                            </mrow>
                          </msqrt>
                          <mo stretchy="false">−</mo>
                          <msqrt>
                            <mn>2</mn>
                          </msqrt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n>1</mn>
                <mrow>
                  <msqrt>
                    <mrow>
                      <mn>0</mn>
                      <mo stretchy="false">+</mo>
                      <mn>2</mn>
                    </mrow>
                  </msqrt>
                  <mo stretchy="false">+</mo>
                  <msqrt>
                    <mn>2</mn>
                  </msqrt>
                </mrow>
              </mfrac>
              <mo stretchy="false">=</mo>
              <mfrac>
                <mn>1</mn>
                <mrow>
                  <msqrt>
                    <mn>2</mn>
                  </msqrt>
                  <mo stretchy="false">+</mo>
                  <msqrt>
                    <mn>2</mn>
                  </msqrt>
                </mrow>
              </mfrac>
              <mo stretchy="false">=</mo>
              <mrow>
                <mo fence="true" stretchy="true">(</mo>
                <mrow>
                  <mfrac>
                    <mn>1</mn>
                    <mrow>
                      <mn>2</mn>
                      <msqrt>
                        <mn>2</mn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style color="red">
                <mfrac>
                  <msqrt>
                    <mn>2</mn>
                  </msqrt>
                  <mn>4</mn>
                </mfrac>
              </mstyle>
            </mrow>
          </mrow>
        </mtd>
      </mtr>
    </mtable>
    <annotation encoding="StarMath 5.0">lim from { x rightarrow 0 } left [ {sqrt{x + 2} - sqrt{2}} over x right ] = { sqrt{0 + 2} - sqrt{2} } over 0 = { sqrt{2} - sqrt{2} } over 0 = 0 over 0 rightarrow ( x = 0 ) newline newline
left ( {sqrt{x + 2} - sqrt{2}} over x right ) left ( {sqrt{x + 2} + sqrt{2}} over {sqrt{x + 2} + sqrt{2}} right ) = { x + 2 - 2 } over { x(sqrt{x + 2} + sqrt{2}) } = x over { x(sqrt{x + 2} + sqrt{2}) } = 1 over {sqrt{x + 2} + sqrt{2}} newline
color red{lim from { x rightarrow 0 } left [ {sqrt{x + 2} - sqrt{2}} over x right ]} = 1 over { sqrt{0 + 2} + sqrt{2} } = 1 over { sqrt{2} + sqrt{2} } = left ( 1 over { 2 sqrt{2} } right ) left ( {sqrt{2}} over {sqrt{2}} right ) = color red{sqrt{2} over 4}</annotation>
  </semantics>
</math>
</file>

<file path=Object 2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3</mn>
            </mrow>
          </munder>
          <mrow>
            <mo fence="true" stretchy="true">[</mo>
            <mrow>
              <mfrac>
                <mrow>
                  <mn>2</mn>
                  <mrow>
                    <mi>x</mi>
                    <mo stretchy="false">+</mo>
                    <mn>2</mn>
                  </mrow>
                </mrow>
                <mrow>
                  <mi>x</mi>
                  <mo stretchy="false">+</mo>
                  <mn>1</mn>
                </mrow>
              </mfrac>
            </mrow>
            <mo fence="true" stretchy="true">]</mo>
          </mrow>
        </mrow>
      </mstyle>
      <mo stretchy="false">=</mo>
      <mstyle color="red">
        <mn>2</mn>
      </mstyle>
    </mrow>
    <annotation encoding="StarMath 5.0">color red{lim from { x rightarrow 3 } left[ {2x + 2} over {x + 1} right]} = color red{2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  <mrow>
                        <msqrt>
                          <mi>x</mi>
                        </msqrt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4</mn>
                    <mn>2</mn>
                  </msup>
                  <mo stretchy="false">−</mo>
                  <mn>16</mn>
                </mrow>
                <mrow>
                  <msqrt>
                    <mn>4</mn>
                  </msqrt>
                  <mo stretchy="false">−</mo>
                  <mn>2</mn>
                </mrow>
              </mfrac>
              <mo stretchy="false">=</mo>
              <mfrac>
                <mrow>
                  <mn>16</mn>
                  <mo stretchy="false">−</mo>
                  <mn>16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4</mn>
                  </mrow>
                  <mo stretchy="false">→</mo>
                  <mrow>
                    <mrow>
                      <mi>x</mi>
                      <mo stretchy="false">−</mo>
                      <mn>4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sqrt>
                      <mi>x</mi>
                    </msqrt>
                    <mo stretchy="false">−</mo>
                    <mn>2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i>x</mi>
                      </msqrt>
                      <mo stretchy="false">+</mo>
                      <mn>2</mn>
                    </mrow>
                    <mrow>
                      <msqrt>
                        <mi>x</mi>
                      </msqrt>
                      <mo stretchy="false">+</mo>
                      <mn>2</mn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qrt>
                          <mi>x</mi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o fence="true" stretchy="false">(</mo>
                <mrow>
                  <mrow>
                    <mi>x</mi>
                    <mo stretchy="false">+</mo>
                    <mn>4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qrt>
                    <mi>x</mi>
                  </msqrt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4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sqrt>
                            <mi>x</mi>
                          </msqrt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row>
                <mo fence="true" stretchy="false">(</mo>
                <mrow>
                  <mrow>
                    <mn>4</mn>
                    <mo stretchy="false">+</mo>
                    <mn>4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qrt>
                      <mn>4</mn>
                    </msqrt>
                    <mo stretchy="false">+</mo>
                    <mn>2</mn>
                  </mrow>
                </mrow>
                <mo fence="true" stretchy="false">)</mo>
              </mrow>
              <mo stretchy="false">=</mo>
              <mrow>
                <mn>8</mn>
                <mo stretchy="false">⋅</mo>
                <mn>4</mn>
              </mrow>
              <mo stretchy="false">=</mo>
              <mstyle color="red">
                <mn>32</mn>
              </mstyle>
            </mrow>
          </mrow>
        </mtd>
      </mtr>
    </mtable>
    <annotation encoding="StarMath 5.0">lim from { x rightarrow 4 } left [ {x^2 - 16} over {sqrt{x} - 2} right ]  = { 4^2 - 16 } over { sqrt{4} - 2 } = { 16 - 16 } over { 2 - 2 } = 0 over 0 rightarrow ( x = 4 rightarrow x - 4 = 0 ) newline newline
left ( {x^2 - 16} over {sqrt{x} - 2} right ) left ( {sqrt{x} + 2} over {sqrt{x} + 2} right ) = { (x - 4)(x + 4)(sqrt{x} + 2) } over { x - 4 } = (x + 4)(sqrt{x} + 2) newline
color red{lim from { x rightarrow 4 } left [ {x^2 - 16} over {sqrt{x} - 2} right ]}  = ( 4 + 4 )( sqrt{4} + 2 ) = 8 cdot 4 = color red{32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−</mo>
                        <mn>2</mn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4</mn>
                      <mo stretchy="false">+</mo>
                      <mn>0</mn>
                    </mrow>
                  </msqrt>
                  <mo stretchy="false">−</mo>
                  <mn>2</mn>
                </mrow>
                <mn>0</mn>
              </mfrac>
              <mo stretchy="false">=</mo>
              <mfrac>
                <mrow>
                  <mn>2</mn>
                  <mo stretchy="false">−</mo>
                  <mn>2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n>4</mn>
                        <mo stretchy="false">+</mo>
                        <mi>x</mi>
                      </mrow>
                    </msqrt>
                    <mo stretchy="false">−</mo>
                    <mn>2</mn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n>4</mn>
                          <mo stretchy="false">+</mo>
                          <mi>x</mi>
                        </mrow>
                      </msqrt>
                      <mo stretchy="false">+</mo>
                      <mn>2</mn>
                    </mrow>
                    <mrow>
                      <msqrt>
                        <mrow>
                          <mn>4</mn>
                          <mo stretchy="false">+</mo>
                          <mi>x</mi>
                        </mrow>
                      </msqrt>
                      <mo stretchy="false">+</mo>
                      <mn>2</mn>
                    </mrow>
                  </mfrac>
                </mrow>
                <mo fence="true" stretchy="true">)</mo>
              </mrow>
              <mo stretchy="false">=</mo>
              <mfrac>
                <mrow>
                  <mn>4</mn>
                  <mo stretchy="false">+</mo>
                  <mi>x</mi>
                  <mo stretchy="false">−</mo>
                  <mn>4</mn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i>x</mi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sqrt>
                    <mrow>
                      <mn>4</mn>
                      <mo stretchy="false">+</mo>
                      <mi>x</mi>
                    </mrow>
                  </msqrt>
                  <mo stretchy="false">+</mo>
                  <mn>2</mn>
                </mrow>
              </mfrac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−</mo>
                        <mn>2</mn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sqrt>
                  <mrow>
                    <mn>4</mn>
                    <mo stretchy="false">+</mo>
                    <mn>0</mn>
                  </mrow>
                </msqrt>
                <mo stretchy="false">+</mo>
                <mn>2</mn>
              </mrow>
            </mfrac>
            <mo stretchy="false">=</mo>
            <mfrac>
              <mn>1</mn>
              <mrow>
                <mn>2</mn>
                <mo stretchy="false">+</mo>
                <mn>2</mn>
              </mrow>
            </mfrac>
            <mo stretchy="false">=</mo>
            <mstyle color="red">
              <mfrac>
                <mn>1</mn>
                <mn>4</mn>
              </mfrac>
            </mstyle>
          </mrow>
        </mtd>
      </mtr>
    </mtable>
    <annotation encoding="StarMath 5.0">lim from { x rightarrow 0 } left [ {sqrt{4 + x} - 2} over x right ] = { sqrt{4 + 0} - 2 } over 0 = { 2 - 2 } over 0 = 0 over 0 rightarrow ( x = 0 ) newline newline
left ( {sqrt{4 + x} - 2} over x right ) left ( {sqrt{4 + x} + 2} over {sqrt{4 + x} + 2} right ) = { 4 + x - 4 } over { x(sqrt{4 + x} + 2) } = x over { x(sqrt{4 + x} + 2) } = 1 over { sqrt{4 + x} + 2 } newline
color red{lim from { x rightarrow 0 } left [ {sqrt{4 + x} - 2} over x right ]} = 1 over { sqrt{4 + 0} + 2 } = 1 over { 2 + 2 } = color red{1 over 4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7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o stretchy="false">−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9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2</mn>
                  <mo stretchy="false">−</mo>
                  <msqrt>
                    <mrow>
                      <mn>7</mn>
                      <mo stretchy="false">−</mo>
                      <mn>3</mn>
                    </mrow>
                  </msqrt>
                </mrow>
                <mrow>
                  <msup>
                    <mn>7</mn>
                    <mn>2</mn>
                  </msup>
                  <mo stretchy="false">−</mo>
                  <mn>49</mn>
                </mrow>
              </mfrac>
              <mo stretchy="false">=</mo>
              <mfrac>
                <mrow>
                  <mn>2</mn>
                  <mo stretchy="false">−</mo>
                  <msqrt>
                    <mn>4</mn>
                  </msqrt>
                </mrow>
                <mrow>
                  <mn>49</mn>
                  <mo stretchy="false">−</mo>
                  <mn>49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7</mn>
                  </mrow>
                  <mo stretchy="false">→</mo>
                  <mrow>
                    <mrow>
                      <mi>x</mi>
                      <mo stretchy="false">−</mo>
                      <mn>7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n>2</mn>
                    <mo stretchy="false">−</mo>
                    <msqrt>
                      <mrow>
                        <mi>x</mi>
                        <mo stretchy="false">−</mo>
                        <mn>3</mn>
                      </mrow>
                    </msqrt>
                  </mrow>
                  <mrow>
                    <msup>
                      <mi>x</mi>
                      <mn>2</mn>
                    </msup>
                    <mo stretchy="false">−</mo>
                    <mn>49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n>4</mn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n>4</mn>
                  <mo stretchy="false">−</mo>
                  <mi>x</mi>
                  <mo stretchy="false">+</mo>
                  <mn>3</mn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n>7</mn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row>
                  <mo fence="true" stretchy="false">(</mo>
                  <mrow>
                    <mrow>
                      <mi>x</mi>
                      <mo stretchy="false">−</mo>
                      <mn>7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7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o stretchy="false">−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9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row>
                  <mo fence="true" stretchy="false">(</mo>
                  <mrow>
                    <mrow>
                      <mn>7</mn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n>7</mn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n>14</mn>
                <mo stretchy="false">⋅</mo>
                <mrow>
                  <mo fence="true" stretchy="false">(</mo>
                  <mrow>
                    <mrow>
                      <mn>2</mn>
                      <mo stretchy="false">+</mo>
                      <msqrt>
                        <mn>4</mn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n>14</mn>
                <mo stretchy="false">⋅</mo>
                <mn>4</mn>
              </mrow>
            </mfrac>
            <mo stretchy="false">=</mo>
            <mstyle color="red">
              <mrow>
                <mo stretchy="false">−</mo>
                <mfrac>
                  <mn>1</mn>
                  <mn>56</mn>
                </mfrac>
              </mrow>
            </mstyle>
          </mrow>
        </mtd>
      </mtr>
    </mtable>
    <annotation encoding="StarMath 5.0">lim from { x rightarrow 7 } left [ {2 - sqrt{x - 3}} over {x^2 - 49} right ] = { 2 - sqrt{7 - 3} } over { 7^2 - 49 } = { 2 - sqrt{4} } over { 49 - 49 } = 0 over 0 rightarrow ( x = 7 rightarrow x - 7 = 0 ) newline newline
left ( {2 - sqrt{x - 3}} over {x^2 - 49} right ) left ( {2 + sqrt{x - 3}} over {2 + sqrt{x - 3}} right ) = { 4 - (x - 3) } over { (x + 7)(x - 7)(2 + sqrt{x - 3}) }  = { 4 - x + 3 } over { (x + 7)(x - 7)(2 + sqrt{x - 3}) } = { -x + 7 } over { (x + 7)(x - 7)(2 + sqrt{x - 3}) } "=" newline
{ -(x - 7) } over { (x + 7)(x - 7)(2 + sqrt{x - 3}) } = -1 over { (x + 7)(2 + sqrt{x - 3}) } newline
color red{lim from { x rightarrow 7 } left [ {2 - sqrt{x - 3}} over {x^2 - 49} right ]} = -1 over { (7 + 7)(2 + sqrt{7 - 3}) } = -1 over {14 cdot ( 2 + sqrt{4} )} = -1 over { 14 cdot 4 } = color red{-{ 1 over 56 }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−</mo>
                        <mi>a</mi>
                      </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−</mo>
                        <mi>b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sup>
                        <mn>0</mn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sqrt>
                  <mo stretchy="false">−</mo>
                  <mi>a</mi>
                </mrow>
                <mrow>
                  <msqrt>
                    <mrow>
                      <msup>
                        <mn>0</mn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−</mo>
                  <mi>b</mi>
                </mrow>
              </mfrac>
              <mo stretchy="false">=</mo>
              <mfrac>
                <mrow>
                  <msqrt>
                    <msup>
                      <mi>a</mi>
                      <mn>2</mn>
                    </msup>
                  </msqrt>
                  <mo stretchy="false">−</mo>
                  <mi>a</mi>
                </mrow>
                <mrow>
                  <msqrt>
                    <msup>
                      <mi>b</mi>
                      <mn>2</mn>
                    </msup>
                  </msqrt>
                  <mo stretchy="false">−</mo>
                  <mi>b</mi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sqrt>
                    <mo stretchy="false">−</mo>
                    <mi>a</mi>
                  </mrow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sqrt>
                    <mo stretchy="false">−</mo>
                    <mi>b</mi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sqrt>
                      <mo stretchy="false">+</mo>
                      <mi>b</mi>
                    </mrow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sqrt>
                      <mo stretchy="false">+</mo>
                      <mi>b</mi>
                    </mrow>
                  </mfrac>
                </mrow>
                <mo fence="true" stretchy="true">)</mo>
              </mrow>
              <mo stretchy="false">=</mo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a</mi>
                                  <mn>2</mn>
                                </msup>
                              </mrow>
                            </msqrt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b</mi>
                                  <mn>2</mn>
                                </msup>
                              </mrow>
                            </msqrt>
                            <mo stretchy="false">+</mo>
                            <mi>b</mi>
                          </mrow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sqrt>
                      <mo stretchy="false">+</mo>
                      <mi>a</mi>
                    </mrow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sqrt>
                      <mo stretchy="false">+</mo>
                      <mi>a</mi>
                    </mrow>
                  </mfrac>
                </mrow>
                <mo fence="true" stretchy="true">)</mo>
              </mrow>
              <mo stretchy="false">=</mo>
              <mfrac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+</mo>
                        <mi>b</mi>
                      </mrow>
                    </mrow>
                    <mo fence="true" stretchy="false">)</mo>
                  </mrow>
                </mrow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+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+</mo>
                  <mi>b</mi>
                </mrow>
                <mrow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sqrt>
                  <mo stretchy="false">+</mo>
                  <mi>a</mi>
                </mrow>
              </mfrac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−</mo>
                        <mi>a</mi>
                      </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−</mo>
                        <mi>b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qrt>
                  <mrow>
                    <msup>
                      <mn>0</mn>
                      <mn>2</mn>
                    </msup>
                    <mo stretchy="false">+</mo>
                    <msup>
                      <mi>b</mi>
                      <mn>2</mn>
                    </msup>
                  </mrow>
                </msqrt>
                <mo stretchy="false">+</mo>
                <mi>b</mi>
              </mrow>
              <mrow>
                <msqrt>
                  <mrow>
                    <msup>
                      <mn>0</mn>
                      <mn>2</mn>
                    </msup>
                    <mo stretchy="false">+</mo>
                    <msup>
                      <mi>a</mi>
                      <mn>2</mn>
                    </msup>
                  </mrow>
                </msqrt>
                <mo stretchy="false">+</mo>
                <mi>a</mi>
              </mrow>
            </mfrac>
            <mo stretchy="false">=</mo>
            <mfrac>
              <mrow>
                <msqrt>
                  <msup>
                    <mi>b</mi>
                    <mn>2</mn>
                  </msup>
                </msqrt>
                <mo stretchy="false">+</mo>
                <mi>b</mi>
              </mrow>
              <mrow>
                <msqrt>
                  <msup>
                    <mi>a</mi>
                    <mn>2</mn>
                  </msup>
                </msqrt>
                <mo stretchy="false">+</mo>
                <mi>a</mi>
              </mrow>
            </mfrac>
            <mo stretchy="false">=</mo>
            <mfrac>
              <mrow>
                <mi>b</mi>
                <mo stretchy="false">+</mo>
                <mi>b</mi>
              </mrow>
              <mrow>
                <mi>a</mi>
                <mo stretchy="false">+</mo>
                <mi>a</mi>
              </mrow>
            </mfrac>
            <mo stretchy="false">=</mo>
            <mfrac>
              <mrow>
                <mn>2</mn>
                <mi>b</mi>
              </mrow>
              <mrow>
                <mn>2</mn>
                <mi>a</mi>
              </mrow>
            </mfrac>
            <mo stretchy="false">=</mo>
            <mstyle color="red">
              <mfrac>
                <mi>b</mi>
                <mi>a</mi>
              </mfrac>
            </mstyle>
          </mrow>
        </mtd>
      </mtr>
    </mtable>
    <annotation encoding="StarMath 5.0">lim from { x rightarrow 0 } left [ {sqrt{x^2 + a^2} - a} over {sqrt{x^2 + b^2} - b} right ] = { sqrt{0^2 + a^2} - a } over { sqrt{0^2 + b^2} - b } = { sqrt{a^2} - a } over { sqrt{b^2} - b } = 0 over 0 rightarrow ( x = 0 ) newline newline
left ( {sqrt{x^2 + a^2} - a} over {sqrt{x^2 + b^2} - b} right ) left ( {sqrt{x^2 + b^2} + b} over {sqrt{x^2 + b^2} + b} right ) = left ( { (sqrt{x^2 + a^2} - a)(sqrt{x^2 + b^2} + b) } over x^2 right ) left ( {sqrt{x^2 + a^2} + a} over {sqrt{x^2 + a^2} + a} right ) = { x^2 (sqrt{x^2 + b^2} + b) } over { x^2 (sqrt{x^2 + a^2} + a) } = { sqrt{x^2 + b^2} + b } over { sqrt{x^2 + a^2} + a } newline
color red{lim from { x rightarrow 0 } left [ {sqrt{x^2 + a^2} - a} over {sqrt{x^2 + b^2} - b} right ]} = { sqrt{0^2 + b^2} + b } over { sqrt{0^2 + a^2} + a } = { sqrt{b^2} + b } over { sqrt{a^2} + a } = { b + b } over { a + a } = {2b} over {2a} = color red{b over a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  <mrow>
                        <mn>1</mn>
                        <mo stretchy="false">−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3</mn>
                  <mo stretchy="false">−</mo>
                  <msqrt>
                    <mrow>
                      <mn>5</mn>
                      <mo stretchy="false">+</mo>
                      <mn>4</mn>
                    </mrow>
                  </msqrt>
                </mrow>
                <mrow>
                  <mn>1</mn>
                  <mo stretchy="false">−</mo>
                  <msqrt>
                    <mrow>
                      <mn>5</mn>
                      <mo stretchy="false">−</mo>
                      <mn>4</mn>
                    </mrow>
                  </msqrt>
                </mrow>
              </mfrac>
              <mo stretchy="false">=</mo>
              <mfrac>
                <mrow>
                  <mn>3</mn>
                  <mo stretchy="false">−</mo>
                  <msqrt>
                    <mn>9</mn>
                  </msqrt>
                </mrow>
                <mrow>
                  <mn>1</mn>
                  <mo stretchy="false">−</mo>
                  <msqrt>
                    <mn>1</mn>
                  </msqrt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4</mn>
                  </mrow>
                  <mo stretchy="false">→</mo>
                  <mrow>
                    <mrow>
                      <mi>x</mi>
                      <mo stretchy="false">−</mo>
                      <mn>4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n>3</mn>
                    <mo stretchy="false">−</mo>
                    <msqrt>
                      <mrow>
                        <mn>5</mn>
                        <mo stretchy="false">+</mo>
                        <mi>x</mi>
                      </mrow>
                    </msqrt>
                  </mrow>
                  <mrow>
                    <mn>1</mn>
                    <mo stretchy="false">−</mo>
                    <msqrt>
                      <mrow>
                        <mn>5</mn>
                        <mo stretchy="false">−</mo>
                        <mi>x</mi>
                      </mrow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  <mrow>
                  <mn>1</mn>
                  <mo stretchy="false">−</mo>
                  <mrow>
                    <mo fence="true" stretchy="false">(</mo>
                    <mrow>
                      <mrow>
                        <mn>5</mn>
                        <mo stretchy="false">−</mo>
                        <mi>x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n>3</mn>
                          <mo stretchy="false">−</mo>
                          <msqrt>
                            <mrow>
                              <mn>5</mn>
                              <mo stretchy="false">+</mo>
                              <mi>x</mi>
                            </mrow>
                          </msqrt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+</mo>
                          <msqrt>
                            <mrow>
                              <mn>5</mn>
                              <mo stretchy="false">−</mo>
                              <mi>x</mi>
                            </mrow>
                          </msqrt>
                        </mrow>
                      </mrow>
                      <mo fence="true" stretchy="false">)</mo>
                    </mrow>
                  </mrow>
                  <mrow>
                    <mrow>
                      <mo stretchy="false">−</mo>
                      <mn>4</mn>
                    </mrow>
                    <mo stretchy="false">+</mo>
                    <mi>x</mi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9</mn>
                        <mo stretchy="false">−</mo>
                        <mrow>
                          <mo fence="true" stretchy="false">(</mo>
                          <mrow>
                            <mrow>
                              <mn>5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4</mn>
                        </mrow>
                        <mo stretchy="false">+</mo>
                        <mi>x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3</mn>
                        <mo stretchy="false">+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fence="true" stretchy="false">(</mo>
                  <mrow>
                    <mrow>
                      <mn>4</mn>
                      <mo stretchy="false">−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row>
                        <mo stretchy="false">−</mo>
                        <mn>4</mn>
                      </mrow>
                      <mo stretchy="false">+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n>3</mn>
                <mo stretchy="false">+</mo>
                <msqrt>
                  <mrow>
                    <mn>5</mn>
                    <mo stretchy="false">+</mo>
                    <mi>x</mi>
                  </mrow>
                </msqrt>
              </mrow>
            </mfrac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row>
                    <mn>5</mn>
                    <mo stretchy="false">−</mo>
                    <mi>x</mi>
                  </mrow>
                </msqrt>
              </mrow>
              <mrow>
                <mn>3</mn>
                <mo stretchy="false">+</mo>
                <msqrt>
                  <mrow>
                    <mn>5</mn>
                    <mo stretchy="false">+</mo>
                    <mi>x</mi>
                  </mrow>
                </msqrt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  <mrow>
                        <mn>1</mn>
                        <mo stretchy="false">−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row>
                    <mn>5</mn>
                    <mo stretchy="false">−</mo>
                    <mn>4</mn>
                  </mrow>
                </msqrt>
              </mrow>
              <mrow>
                <mn>3</mn>
                <mo stretchy="false">+</mo>
                <msqrt>
                  <mrow>
                    <mn>5</mn>
                    <mo stretchy="false">+</mo>
                    <mn>4</mn>
                  </mrow>
                </msqrt>
              </mrow>
            </mfrac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n>1</mn>
                </msqrt>
              </mrow>
              <mrow>
                <mn>3</mn>
                <mo stretchy="false">+</mo>
                <msqrt>
                  <mn>9</mn>
                </msqrt>
              </mrow>
            </mfrac>
            <mo stretchy="false">=</mo>
            <mfrac>
              <mrow>
                <mo stretchy="false">−</mo>
                <mn>2</mn>
              </mrow>
              <mn>6</mn>
            </mfrac>
            <mo stretchy="false">=</mo>
            <mstyle color="red">
              <mrow>
                <mo stretchy="false">−</mo>
                <mfrac>
                  <mn>1</mn>
                  <mn>3</mn>
                </mfrac>
              </mrow>
            </mstyle>
          </mrow>
        </mtd>
      </mtr>
    </mtable>
    <annotation encoding="StarMath 5.0">lim from { x rightarrow 4 } left [ {3 - sqrt{5 + x}} over {1 - sqrt{5 - x}} right ] = { 3 - sqrt{5 + 4} } over { 1 - sqrt{5 - 4} } = { 3 - sqrt{9} } over { 1 - sqrt{1} } = 0 over 0 rightarrow ( x = 4 rightarrow x - 4 = 0 ) newline newline
left ( {3 - sqrt{5 + x}} over {1 - sqrt{5 - x}} right ) left ( {1 + sqrt{5 - x}} over {1 + sqrt{5 - x}} right ) = { (3 - sqrt{5 + x})(1 + sqrt{5 - x}) } over { 1 - (5 - x) } "=" newline 
left ( { (3 - sqrt{5 + x})(1 + sqrt{5 - x}) } over { -4 + x } right) left ( {3 + sqrt{5 + x}} over {3 + sqrt{5 + x}} right ) = { (9 - (5 + x))(1 + sqrt{5 - x}) } over { (-4 + x)(3 + sqrt{5 + x}) } "=" newline { (4 - x)(1 + sqrt{5 - x}) } over { (-4 + x)(3 + sqrt{5 + x}) } = { -(x - 4)(1 + sqrt{5 - x}) } over { (x - 4)(3 + sqrt{5 + x}) } = { -(1 + sqrt{5 - x}) } over { 3 + sqrt{5 + x} } = { -1 - sqrt{5 - x} } over { 3 + sqrt{5 + x} } newline
color red { lim from { x rightarrow 4 } left [ {3 - sqrt{5 + x}} over {1 - sqrt{5 - x}} right ] } = { -1 - sqrt{5 - 4} } over { 3 + sqrt{5 + 4} }  = { -1 - sqrt{1} } over { 3 + sqrt{9} } = -2 over 6 = color red { -{1 over 3} 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−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1</mn>
                      <mo stretchy="false">+</mo>
                      <mn>0</mn>
                    </mrow>
                  </msqrt>
                  <mo stretchy="false">−</mo>
                  <msqrt>
                    <mrow>
                      <mn>1</mn>
                      <mo stretchy="false">−</mo>
                      <mn>0</mn>
                    </mrow>
                  </msqrt>
                </mrow>
                <mn>0</mn>
              </mfrac>
              <mo stretchy="false">=</mo>
              <mfrac>
                <mrow>
                  <msqrt>
                    <mn>1</mn>
                  </msqrt>
                  <mo stretchy="false">−</mo>
                  <msqrt>
                    <mn>1</mn>
                  </msqrt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n>1</mn>
                        <mo stretchy="false">+</mo>
                        <mi>x</mi>
                      </mrow>
                    </msqrt>
                    <mo stretchy="false">−</mo>
                    <msqrt>
                      <mrow>
                        <mn>1</mn>
                        <mo stretchy="false">−</mo>
                        <mi>x</mi>
                      </mrow>
                    </msqrt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n>1</mn>
                          <mo stretchy="false">+</mo>
                          <mi>x</mi>
                        </mrow>
                      </msqrt>
                      <mo stretchy="false">+</mo>
                      <msqrt>
                        <mrow>
                          <mn>1</mn>
                          <mo stretchy="false">−</mo>
                          <mi>x</mi>
                        </mrow>
                      </msqrt>
                    </mrow>
                    <mrow>
                      <msqrt>
                        <mrow>
                          <mn>1</mn>
                          <mo stretchy="false">+</mo>
                          <mi>x</mi>
                        </mrow>
                      </msqrt>
                      <mo stretchy="false">+</mo>
                      <msqrt>
                        <mrow>
                          <mn>1</mn>
                          <mo stretchy="false">−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n>1</mn>
                  <mo stretchy="false">+</mo>
                  <mi>x</mi>
                  <mo stretchy="false">−</mo>
                  <mrow>
                    <mo fence="true"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+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n>1</mn>
                  <mo stretchy="false">+</mo>
                  <mi>x</mi>
                  <mo stretchy="false">−</mo>
                  <mn>1</mn>
                  <mo stretchy="false">+</mo>
                  <mi>x</mi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+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2</mn>
                <mi>x</mi>
              </mrow>
              <mrow>
                <mi>x</mi>
                <mrow>
                  <mo fence="true" stretchy="false">(</mo>
                  <mrow>
                    <mrow>
                      <msqrt>
                        <mrow>
                          <mn>1</mn>
                          <mo stretchy="false">+</mo>
                          <mi>x</mi>
                        </mrow>
                      </msqrt>
                      <mo stretchy="false">+</mo>
                      <msqrt>
                        <mrow>
                          <mn>1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n>2</mn>
              <mrow>
                <msqrt>
                  <mrow>
                    <mn>1</mn>
                    <mo stretchy="false">+</mo>
                    <mi>x</mi>
                  </mrow>
                </msqrt>
                <mo stretchy="false">+</mo>
                <msqrt>
                  <mrow>
                    <mn>1</mn>
                    <mo stretchy="false">−</mo>
                    <mi>x</mi>
                  </mrow>
                </msqrt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1</mn>
                            <mo stretchy="false">+</mo>
                            <mi>x</mi>
                          </mrow>
                        </msqrt>
                        <mo stretchy="false">−</mo>
                        <msqrt>
                          <mrow>
                            <mn>1</mn>
                            <mo stretchy="false">−</mo>
                            <mi>x</mi>
                          </mrow>
                        </msqrt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frac>
              <mn>2</mn>
              <mrow>
                <msqrt>
                  <mrow>
                    <mn>1</mn>
                    <mo stretchy="false">+</mo>
                    <mn>0</mn>
                  </mrow>
                </msqrt>
                <mo stretchy="false">+</mo>
                <msqrt>
                  <mrow>
                    <mn>1</mn>
                    <mo stretchy="false">−</mo>
                    <mn>0</mn>
                  </mrow>
                </msqrt>
              </mrow>
            </mfrac>
            <mo stretchy="false">=</mo>
            <mfrac>
              <mn>2</mn>
              <mrow>
                <msqrt>
                  <mn>1</mn>
                </msqrt>
                <mo stretchy="false">+</mo>
                <msqrt>
                  <mn>1</mn>
                </msqrt>
              </mrow>
            </mfrac>
            <mo stretchy="false">=</mo>
            <mfrac>
              <mn>2</mn>
              <mn>2</mn>
            </mfrac>
            <mo stretchy="false">=</mo>
            <mstyle color="red">
              <mn>1</mn>
            </mstyle>
          </mrow>
        </mtd>
      </mtr>
    </mtable>
    <annotation encoding="StarMath 5.0">lim from { x rightarrow 0 } left [ {sqrt{1 + x} - sqrt{1 - x}} over x right ] = { sqrt{1 + 0} - sqrt{1 - 0} } over 0 = { sqrt{1} - sqrt{1} } over 0 = 0 over 0 rightarrow ( x = 0 ) newline newline
left ( {sqrt{1 + x} - sqrt{1 - x}} over x right ) left ( {sqrt{1 + x} + sqrt{1 - x}} over {sqrt{1 + x} + sqrt{1 - x}} right ) = { 1 + x - (1 - x) } over { x(sqrt{1 + x} + sqrt{1 - x}) } = { 1 + x - 1 + x } over { x(sqrt{1 + x} + sqrt{1 - x}) } "=" newline 
{ 2x } over { x(sqrt{1 + x} + sqrt{1 - x}) } = 2 over { sqrt{1 + x} + sqrt{1 - x} } newline
color red { lim from { x rightarrow 0 } left [ {sqrt{1 + x} - sqrt{1 - x}} over x right ] } = 2 over { sqrt{1 + 0} + sqrt{1 - 0} } = 2 over { sqrt{1} + sqrt{1} } = 2 over 2 = color red { 1 }</annotation>
  </semantics>
</math>
</file>

<file path=Object 26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true">|</mo>
                      </mrow>
                      <mrow>
                        <mi>x</mi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  <mtr>
        <mtd>
          <mrow/>
        </mtd>
      </mtr>
      <mtr>
        <mtd>
          <mrow>
            <mrow>
              <mo fence="true" stretchy="true">|</mo>
              <mrow>
                <mrow>
                  <mi>x</mi>
                  <mo stretchy="false">−</mo>
                  <mn>4</mn>
                </mrow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td>
                    <mtd>
                      <mtext>para</mtext>
                    </mtd>
                    <mtd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o stretchy="false">≥</mo>
                        <mn>0</mn>
                      </mrow>
                    </mtd>
                  </mtr>
                  <mtr>
                    <mtd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</mrow>
                    </mtd>
                    <mtd>
                      <mtext>para</mtext>
                    </mtd>
                    <mtd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o stretchy="false">&lt;</mo>
                        <mn>0</mn>
                      </mrow>
                    </mtd>
                  </mtr>
                </mtable>
              </mrow>
            </mrow>
          </mrow>
        </mtd>
      </mtr>
      <mtr>
        <mtd>
          <mrow>
            <mrow>
              <mo fence="true" stretchy="true">|</mo>
              <mrow>
                <mrow>
                  <mi>x</mi>
                  <mo stretchy="false">−</mo>
                  <mn>4</mn>
                </mrow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≥</mo>
                        <mn>4</mn>
                      </mrow>
                    </mtd>
                  </mtr>
                  <mtr>
                    <mtd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&lt;</mo>
                        <mn>4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4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>x</mi>
                      <mo stretchy="false">−</mo>
                      <mn>4</mn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stretchy="true">]</mo>
              </mrow>
            </mrow>
            <mo stretchy="false">=</mo>
            <mn>1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4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stretchy="true">]</mo>
              </mrow>
            </mrow>
            <mo stretchy="false">=</mo>
            <mrow>
              <mo stretchy="false">−</mo>
              <mn>1</mn>
            </mrow>
          </mrow>
        </mtd>
      </mtr>
    </mtable>
    <annotation encoding="StarMath 5.0">color red {lim from { x rightarrow 4 } left [ abs{x - 4} over {x - 4} right ]} = color red{notexists} newline newline
abs { x - 4 } = left lbrace matrix {(x - 4) # "para" # (x - 4) &gt;= 0 ## -(x - 4) # "para" # (x-4) &lt; 0}  right none newline
abs { x - 4 } = left lbrace matrix {(x - 4) # "para" # x &gt;= 4 ## -(x - 4) # "para" # x &lt; 4}  right none newline newline
lim from { x rightarrow 4^"+" } left [ {x - 4} over {x - 4} right ] = 1 newline
lim from { x rightarrow 4^"-" } left [ {-(x - 4)} over {x - 4} right ] = -1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  <mtr>
        <mtd>
          <mrow/>
        </mtd>
      </mtr>
      <mtr>
        <mtd>
          <mrow>
            <mrow>
              <mo fence="true" stretchy="true">|</mo>
              <mrow>
                <mi>x</mi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i>x</mi>
                    </mtd>
                    <mtd>
                      <mtext>para</mtext>
                    </mtd>
                    <mtd>
                      <mrow>
                        <mi>x</mi>
                        <mo stretchy="false">≥</mo>
                        <mn>0</mn>
                      </mrow>
                    </mtd>
                  </mtr>
                  <mtr>
                    <mtd>
                      <mrow>
                        <mo stretchy="false">−</mo>
                        <mi>x</mi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&lt;</mo>
                        <mn>0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i>x</mi>
                    <mi>x</mi>
                  </mfrac>
                </mrow>
                <mo fence="true" stretchy="true">]</mo>
              </mrow>
            </mrow>
            <mo stretchy="false">=</mo>
            <mn>1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o stretchy="false">−</mo>
                      <mi>x</mi>
                    </mrow>
                    <mi>x</mi>
                  </mfrac>
                </mrow>
                <mo fence="true" stretchy="true">]</mo>
              </mrow>
            </mrow>
            <mo stretchy="false">=</mo>
            <mrow>
              <mo stretchy="false">−</mo>
              <mn>1</mn>
            </mrow>
          </mrow>
        </mtd>
      </mtr>
    </mtable>
    <annotation encoding="StarMath 5.0">color red{lim from { x rightarrow 0 } left [ abs{x} over x right ]} = color red{notexists} newline newline
abs{ x } = left lbrace matrix{x # "para" # x &gt;=0 ## -x # "para" # x&lt;0} right none newline newline
lim from { x rightarrow 0^"+" } left [ x over x right ] = 1 newline
lim from { x rightarrow 0^"-" } left [ -x over x right ] = -1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sup>
                        <mi>x</mi>
                        <mn>2</mn>
                      </msup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+</mo>
                <mi mathvariant="normal">∞</mi>
              </mrow>
            </mstyle>
          </mrow>
        </mtd>
      </mtr>
      <mtr>
        <mtd>
          <mrow/>
        </mtd>
      </mtr>
      <mtr>
        <mtd>
          <mrow>
            <mrow>
              <mo fence="true" stretchy="true">|</mo>
              <mrow>
                <mi>x</mi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i>x</mi>
                    </mtd>
                    <mtd>
                      <mtext>para</mtext>
                    </mtd>
                    <mtd>
                      <mrow>
                        <mi>x</mi>
                        <mo stretchy="false">≥</mo>
                        <mn>0</mn>
                      </mrow>
                    </mtd>
                  </mtr>
                  <mtr>
                    <mtd>
                      <mrow>
                        <mo stretchy="false">−</mo>
                        <mi>x</mi>
                      </mrow>
                    </mtd>
                    <mtd>
                      <mtext>para</mtext>
                    </mtd>
                    <mtd>
                      <mrow>
                        <mi>x</mi>
                        <mo stretchy="false">&lt;</mo>
                        <mn>0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i>x</mi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i>x</mi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o stretchy="false">−</mo>
                      <mi>x</mi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o stretchy="false">−</mo>
                <mn>1</mn>
              </mrow>
              <mi>x</mi>
            </mfrac>
            <mo stretchy="false">=</mo>
            <mfrac>
              <mrow>
                <mo stretchy="false">−</mo>
                <mn>1</mn>
              </mrow>
              <msup>
                <mn>0</mn>
                <mtext>-</mtext>
              </msup>
            </mfrac>
            <mo stretchy="false">=</mo>
            <mrow>
              <mo stretchy="false">+</mo>
              <mi mathvariant="normal">∞</mi>
            </mrow>
          </mrow>
        </mtd>
      </mtr>
    </mtable>
    <annotation encoding="StarMath 5.0">color red {lim from { x rightarrow 0 } left [ abs{x} over x^2 right ]} = color red {+ infinity} newline newline
abs{ x } = left lbrace matrix{x # "para" # x&gt;=0 ## -x # "para" # x&lt;0} right none newline newline
lim from { x rightarrow 0^"+" } left [ x over x^2 right ] = 1 over x = 1 over 0^"+" = +infinity newline
lim from { x rightarrow 0^"-" } left [ -x over x^2 right ] = -1 over x = -1 over 0^"-" = +infinity</annotation>
  </semantics>
</math>
</file>

<file path=Object 2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−</mo>
                          <mn>5</mn>
                        </mrow>
                      </mrow>
                      <mrow>
                        <mi>x</mi>
                        <mo stretchy="false">+</mo>
                        <mn>8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n>2</mn>
            </mstyle>
          </mrow>
        </mtd>
      </mtr>
      <mtr>
        <mtd>
          <mrow/>
        </mtd>
      </mtr>
      <mtr>
        <mtd>
          <mrow>
            <mfrac>
              <mrow>
                <mi>x</mi>
                <mrow>
                  <mo fence="true" stretchy="true">(</mo>
                  <mrow>
                    <mrow>
                      <mfrac>
                        <mrow>
                          <mn>2</mn>
                          <mi>x</mi>
                        </mrow>
                        <mi>x</mi>
                      </mfrac>
                      <mo stretchy="false">−</mo>
                      <mfrac>
                        <mn>5</mn>
                        <mi>x</mi>
                      </mfrac>
                    </mrow>
                  </mrow>
                  <mo fence="true" stretchy="true">)</mo>
                </mrow>
              </mrow>
              <mrow>
                <mi>x</mi>
                <mrow>
                  <mo fence="true" stretchy="true">(</mo>
                  <mrow>
                    <mrow>
                      <mfrac>
                        <mi>x</mi>
                        <mi>x</mi>
                      </mfrac>
                      <mo stretchy="false">+</mo>
                      <mfrac>
                        <mn>8</mn>
                        <mi>x</mi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2</mn>
                <mo stretchy="false">−</mo>
                <mfrac>
                  <mn>5</mn>
                  <mi>x</mi>
                </mfrac>
              </mrow>
              <mrow>
                <mn>1</mn>
                <mo stretchy="false">+</mo>
                <mfrac>
                  <mn>8</mn>
                  <mi>x</mi>
                </mfrac>
              </mrow>
            </mfrac>
            <mo stretchy="false">=</mo>
            <mfrac>
              <mrow>
                <mn>2</mn>
                <mo stretchy="false">−</mo>
                <mn>0</mn>
              </mrow>
              <mrow>
                <mn>1</mn>
                <mo stretchy="false">+</mo>
                <mn>0</mn>
              </mrow>
            </mfrac>
            <mo stretchy="false">=</mo>
            <mn>2</mn>
          </mrow>
        </mtd>
      </mtr>
    </mtable>
    <annotation encoding="StarMath 5.0">color red{lim from { x rightarrow +infinity } left [ {2x - 5} over {x +8} right ]} = color red{2} newline newline
{x left ( {{2x} over x} - {5 over x} right)} over {x left ( {x over x} + {8 over x} right)} = { 2 - {5 over x} } over { 1 + {8 over x} } = { 2 - 0 } over { 1 + 0 } = 2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≥</mo>
                          <mn>1</mn>
                        </mrow>
                      </mtd>
                    </mtr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</mtd>
                      <mtd>
                        <mrow>
                          <mi>x</mi>
                          <mo stretchy="false">&lt;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3</mn>
            </mstyle>
          </mrow>
        </mtd>
      </mtr>
    </mtable>
    <annotation encoding="StarMath 5.0">f( x ) = left lbrace matrix {2x + 1 # x&gt;= 1 ## x^2 + 2 # x&lt;1} right none newline
color red{lim from { x rightarrow 1 } f( x )} = color red{3}</annotation>
  </semantics>
</math>
</file>

<file path=Object 30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5</mn>
                        </mrow>
                      </mrow>
                      <mrow>
                        <mn>4</mn>
                        <mrow>
                          <msup>
                            <mi>x</mi>
                            <mn>5</mn>
                          </msup>
                          <mo stretchy="false">−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n>0</mn>
            </mstyle>
          </mrow>
        </mtd>
      </mtr>
      <mtr>
        <mtd>
          <mrow/>
        </mtd>
      </mtr>
      <mtr>
        <mtd>
          <mrow>
            <mfrac>
              <mrow>
                <msup>
                  <mi>x</mi>
                  <mn>3</mn>
                </msup>
                <mrow>
                  <mo fence="true" stretchy="true">(</mo>
                  <mrow>
                    <mrow>
                      <mfrac>
                        <mrow>
                          <mn>2</mn>
                          <msup>
                            <mi>x</mi>
                            <mn>3</mn>
                          </msup>
                        </mrow>
                        <msup>
                          <mi>x</mi>
                          <mn>3</mn>
                        </msup>
                      </mfrac>
                      <mo stretchy="false">−</mo>
                      <mfrac>
                        <mrow>
                          <mn>3</mn>
                          <mi>x</mi>
                        </mrow>
                        <msup>
                          <mi>x</mi>
                          <mn>3</mn>
                        </msup>
                      </mfrac>
                      <mo stretchy="false">+</mo>
                      <mfrac>
                        <mn>5</mn>
                        <msup>
                          <mi>x</mi>
                          <mn>3</mn>
                        </msup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3</mn>
                </msup>
                <mrow>
                  <mo fence="true" stretchy="true">(</mo>
                  <mrow>
                    <mrow>
                      <mfrac>
                        <mrow>
                          <mn>4</mn>
                          <msup>
                            <mi>x</mi>
                            <mn>5</mn>
                          </msup>
                        </mrow>
                        <msup>
                          <mi>x</mi>
                          <mn>3</mn>
                        </msup>
                      </mfrac>
                      <mo stretchy="false">−</mo>
                      <mfrac>
                        <mn>2</mn>
                        <msup>
                          <mi>x</mi>
                          <mn>3</mn>
                        </msup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2</mn>
                <mo stretchy="false">−</mo>
                <mfrac>
                  <mn>3</mn>
                  <msup>
                    <mi>x</mi>
                    <mn>2</mn>
                  </msup>
                </mfrac>
                <mo stretchy="false">+</mo>
                <mfrac>
                  <mn>5</mn>
                  <msup>
                    <mi>x</mi>
                    <mn>3</mn>
                  </msup>
                </mfrac>
              </mrow>
              <mrow>
                <mn>4</mn>
                <mrow>
                  <msup>
                    <mi>x</mi>
                    <mn>2</mn>
                  </msup>
                  <mo stretchy="false">−</mo>
                  <mfrac>
                    <mn>2</mn>
                    <msup>
                      <mi>x</mi>
                      <mn>3</mn>
                    </msup>
                  </mfrac>
                </mrow>
              </mrow>
            </mfrac>
            <mo stretchy="false">=</mo>
            <mfrac>
              <mrow>
                <mn>2</mn>
                <mo stretchy="false">−</mo>
                <mn>0</mn>
                <mo stretchy="false">+</mo>
                <mn>0</mn>
              </mrow>
              <mrow>
                <mn>4</mn>
                <mrow>
                  <msup>
                    <mi>x</mi>
                    <mn>2</mn>
                  </msup>
                  <mo stretchy="false">−</mo>
                  <mn>0</mn>
                </mrow>
              </mrow>
            </mfrac>
            <mo stretchy="false">=</mo>
            <mfrac>
              <mn>1</mn>
              <mrow>
                <mn>2</mn>
                <msup>
                  <mi>x</mi>
                  <mn>2</mn>
                </msup>
              </mrow>
            </mfrac>
            <mo stretchy="false">=</mo>
            <mn>0</mn>
          </mrow>
        </mtd>
      </mtr>
    </mtable>
    <annotation encoding="StarMath 5.0">color red{lim from { x rightarrow -infinity } left [ {2x^3 - 3x + 5} over {4x^5 - 2} right ]} = color red{0} newline newline
{x^3 left ({{2x^3} over x^3} - {{3x} over x^3} + {5 over x^3} right)} over {x^3 left ({{4x^5} over x^3} - {2 over x^3} right)} = { 2 - {3 over x^2} + {5 over x^3} } over { 4x^2 - {2 over x^3} } = { 2 - 0 + 0 } over { 4x^2 - 0 } = 1 over { 2x^2 } = 0</annotation>
  </semantics>
</math>
</file>

<file path=Object 31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5</mn>
                        <mo stretchy="false">−</mo>
                        <msup>
                          <mi>x</mi>
                          <mn>3</mn>
                        </msup>
                      </mrow>
                      <mrow>
                        <mn>8</mn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o stretchy="false">+</mo>
                        <mi mathvariant="normal">∞</mi>
                      </mrow>
                    </mrow>
                    <mo fence="true" stretchy="false">)</mo>
                  </mrow>
                  <mn>2</mn>
                </msup>
              </mrow>
              <mn>8</mn>
            </mfrac>
            <mo stretchy="false">=</mo>
            <mfrac>
              <mrow>
                <mo stretchy="false">−</mo>
                <mi mathvariant="normal">∞</mi>
              </mrow>
              <mn>8</mn>
            </mfrac>
            <mo stretchy="false">=</mo>
            <mstyle color="red">
              <mrow>
                <mo stretchy="false">−</mo>
                <mi mathvariant="normal">∞</mi>
              </mrow>
            </mstyle>
          </mrow>
        </mtd>
      </mtr>
      <mtr>
        <mtd>
          <mrow/>
        </mtd>
      </mtr>
      <mtr>
        <mtd>
          <mrow>
            <mfrac>
              <mrow>
                <mi>x</mi>
                <mrow>
                  <mo fence="true" stretchy="true">(</mo>
                  <mrow>
                    <mrow>
                      <mfrac>
                        <mn>5</mn>
                        <mi>x</mi>
                      </mfrac>
                      <mo stretchy="false">−</mo>
                      <mfrac>
                        <msup>
                          <mi>x</mi>
                          <mn>3</mn>
                        </msup>
                        <mi>x</mi>
                      </mfrac>
                    </mrow>
                  </mrow>
                  <mo fence="true" stretchy="true">)</mo>
                </mrow>
              </mrow>
              <mrow>
                <mi>x</mi>
                <mrow>
                  <mo fence="true" stretchy="true">(</mo>
                  <mrow>
                    <mrow>
                      <mfrac>
                        <mrow>
                          <mn>8</mn>
                          <mi>x</mi>
                        </mrow>
                        <mi>x</mi>
                      </mfrac>
                      <mo stretchy="false">+</mo>
                      <mfrac>
                        <mn>2</mn>
                        <mi>x</mi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frac>
                  <mn>5</mn>
                  <mi>x</mi>
                </mfrac>
                <mo stretchy="false">−</mo>
                <msup>
                  <mi>x</mi>
                  <mn>2</mn>
                </msup>
              </mrow>
              <mrow>
                <mn>8</mn>
                <mo stretchy="false">+</mo>
                <mfrac>
                  <mn>2</mn>
                  <mi>x</mi>
                </mfrac>
              </mrow>
            </mfrac>
            <mo stretchy="false">=</mo>
            <mfrac>
              <mrow>
                <mn>0</mn>
                <mo stretchy="false">−</mo>
                <msup>
                  <mi>x</mi>
                  <mn>2</mn>
                </msup>
              </mrow>
              <mrow>
                <mn>8</mn>
                <mo stretchy="false">+</mo>
                <mn>0</mn>
              </mrow>
            </mfrac>
            <mo stretchy="false">=</mo>
            <mfrac>
              <mrow>
                <mo stretchy="false">−</mo>
                <msup>
                  <mi>x</mi>
                  <mn>2</mn>
                </msup>
              </mrow>
              <mn>8</mn>
            </mfrac>
          </mrow>
        </mtd>
      </mtr>
    </mtable>
    <annotation encoding="StarMath 5.0">color red {lim from { x rightarrow +infinity } left [ {5 - x^3} over {8x + 2} right ]} = -(+infinity)^2 over 8 = -infinity over 8 = color red {-infinity} newline newline
{x left ( {5 over x} - {x^3 over x} right)} over {x left ( {{8x} over x} + {2 over x} right)} = { {5 over x} - x^2 } over { 8 + {2 over x} } = { 0 - x^2 } over { 8 + 0 } = -x^2 over 8</annotation>
  </semantics>
</math>
</file>

<file path=Object 32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5</mn>
                        </mrow>
                      </mrow>
                      <msqrt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5</mn>
                          </mrow>
                        </mrow>
                      </msqrt>
                    </mfrac>
                  </mrow>
                  <mo fence="true" stretchy="true">]</mo>
                </mrow>
              </mrow>
            </mstyle>
            <mo stretchy="false">=</mo>
            <mstyle color="red">
              <msqrt>
                <mn>2</mn>
              </msqrt>
            </mstyle>
          </mrow>
        </mtd>
      </mtr>
      <mtr>
        <mtd>
          <mrow/>
        </mtd>
      </mtr>
      <mtr>
        <mtd>
          <mrow>
            <mrow>
              <mfrac>
                <mrow>
                  <mi>x</mi>
                  <mrow>
                    <mo fence="true" stretchy="true">(</mo>
                    <mrow>
                      <mrow>
                        <mfrac>
                          <mrow>
                            <mn>2</mn>
                            <mi>x</mi>
                          </mrow>
                          <mi>x</mi>
                        </mfrac>
                        <mo stretchy="false">+</mo>
                        <mfrac>
                          <mn>5</mn>
                          <mi>x</mi>
                        </mfrac>
                      </mrow>
                    </mrow>
                    <mo fence="true" stretchy="true">)</mo>
                  </mrow>
                </mrow>
                <mrow>
                  <mi>x</mi>
                  <mrow>
                    <mo fence="true" stretchy="true">(</mo>
                    <mrow>
                      <mfrac>
                        <msqrt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5</mn>
                            </mrow>
                          </mrow>
                        </msqrt>
                        <mi>x</mi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frac>
                  <msqrt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5</mn>
                      </mrow>
                    </mrow>
                  </msqrt>
                  <msqrt>
                    <msup>
                      <mi>x</mi>
                      <mn>2</mn>
                    </msup>
                  </msqrt>
                </mfrac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sqrt>
                  <mrow>
                    <mfrac>
                      <mrow>
                        <mn>2</mn>
                        <msup>
                          <mi>x</mi>
                          <mn>2</mn>
                        </msup>
                      </mrow>
                      <msup>
                        <mi>x</mi>
                        <mn>2</mn>
                      </msup>
                    </mfrac>
                    <mo stretchy="false">−</mo>
                    <mfrac>
                      <mn>5</mn>
                      <msup>
                        <mi>x</mi>
                        <mn>2</mn>
                      </msup>
                    </mfrac>
                  </mrow>
                </msqrt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sqrt>
                  <mrow>
                    <mn>2</mn>
                    <mo stretchy="false">−</mo>
                    <mfrac>
                      <mn>5</mn>
                      <msup>
                        <mi>x</mi>
                        <mn>2</mn>
                      </msup>
                    </mfrac>
                  </mrow>
                </msqrt>
              </mfrac>
              <mo stretchy="false">=</mo>
              <mfrac>
                <mrow>
                  <mn>2</mn>
                  <mo stretchy="false">+</mo>
                  <mn>0</mn>
                </mrow>
                <msqrt>
                  <mrow>
                    <mn>2</mn>
                    <mo stretchy="false">−</mo>
                    <mn>0</mn>
                  </mrow>
                </msqrt>
              </mfrac>
              <mo stretchy="false">=</mo>
              <mrow>
                <mo fence="true" stretchy="true">(</mo>
                <mrow>
                  <mfrac>
                    <mn>2</mn>
                    <msqrt>
                      <mn>2</mn>
                    </msqrt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frac>
                <mrow>
                  <mn>2</mn>
                  <msqrt>
                    <mn>2</mn>
                  </msqrt>
                </mrow>
                <mn>2</mn>
              </mfrac>
              <mo stretchy="false">=</mo>
              <msqrt>
                <mn>2</mn>
              </msqrt>
            </mrow>
          </mrow>
        </mtd>
      </mtr>
    </mtable>
    <annotation encoding="StarMath 5.0">color red{lim from { x rightarrow +infinity } left [ {2x + 5} over sqrt{2x^2 - 5} right ]} = color red {sqrt{ 2 }} newline newline
{x left ( {{2x} over x} + {5 over x} right)} over {x left (sqrt{ 2x^2 - 5} over x right)} = { 2 + {5 over x} } over { sqrt{ 2x^2 - 5} over sqrt{x^2} } = { 2 + {5 over x} } over sqrt{ {{2x^2} over x^2} - {5 over x^2}} = { 2 + {5 over x} } over sqrt{ 2 - {5 over x^2}} = { 2 + 0 } over sqrt{ 2 - 0 } = left ( 2 over sqrt{ 2 } right) left ( sqrt{ 2 } over sqrt{ 2 } right ) = { 2 sqrt{ 2 } } over 2 = sqrt{ 2 }</annotation>
  </semantics>
</math>
</file>

<file path=Object 33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5</mn>
                        </mrow>
                      </mrow>
                      <msqrt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5</mn>
                          </mrow>
                        </mrow>
                      </msqrt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−</mo>
                <msqrt>
                  <mn>2</mn>
                </msqrt>
              </mrow>
            </mstyle>
          </mrow>
        </mtd>
      </mtr>
      <mtr>
        <mtd>
          <mrow/>
        </mtd>
      </mtr>
      <mtr>
        <mtd>
          <mrow>
            <mrow>
              <mfrac>
                <mrow>
                  <mi>x</mi>
                  <mrow>
                    <mo fence="true" stretchy="true">(</mo>
                    <mrow>
                      <mrow>
                        <mfrac>
                          <mrow>
                            <mn>2</mn>
                            <mi>x</mi>
                          </mrow>
                          <mi>x</mi>
                        </mfrac>
                        <mo stretchy="false">+</mo>
                        <mfrac>
                          <mn>5</mn>
                          <mi>x</mi>
                        </mfrac>
                      </mrow>
                    </mrow>
                    <mo fence="true" stretchy="true">)</mo>
                  </mrow>
                </mrow>
                <mrow>
                  <mi>x</mi>
                  <mrow>
                    <mo fence="true" stretchy="true">(</mo>
                    <mrow>
                      <mfrac>
                        <msqrt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5</mn>
                            </mrow>
                          </mrow>
                        </msqrt>
                        <mi>x</mi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frac>
                  <msqrt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5</mn>
                      </mrow>
                    </mrow>
                  </msqrt>
                  <mrow>
                    <mo stretchy="false">−</mo>
                    <msqrt>
                      <msup>
                        <mi>x</mi>
                        <mn>2</mn>
                      </msup>
                    </msqrt>
                  </mrow>
                </mfrac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row>
                  <mo stretchy="false">−</mo>
                  <msqrt>
                    <mrow>
                      <mfrac>
                        <mrow>
                          <mn>2</mn>
                          <msup>
                            <mi>x</mi>
                            <mn>2</mn>
                          </msup>
                        </mrow>
                        <msup>
                          <mi>x</mi>
                          <mn>2</mn>
                        </msup>
                      </mfrac>
                      <mo stretchy="false">−</mo>
                      <mfrac>
                        <mn>5</mn>
                        <msup>
                          <mi>x</mi>
                          <mn>2</mn>
                        </msup>
                      </mfrac>
                    </mrow>
                  </msqrt>
                </mrow>
              </mfrac>
              <mo stretchy="false">=</mo>
              <mfrac>
                <mrow>
                  <mn>2</mn>
                  <mo stretchy="false">+</mo>
                  <mfrac>
                    <mn>5</mn>
                    <mi>x</mi>
                  </mfrac>
                </mrow>
                <mrow>
                  <mo stretchy="false">−</mo>
                  <msqrt>
                    <mrow>
                      <mn>2</mn>
                      <mo stretchy="false">−</mo>
                      <mfrac>
                        <mn>5</mn>
                        <msup>
                          <mi>x</mi>
                          <mn>2</mn>
                        </msup>
                      </mfrac>
                    </mrow>
                  </msqrt>
                </mrow>
              </mfrac>
              <mo stretchy="false">=</mo>
              <mfrac>
                <mrow>
                  <mn>2</mn>
                  <mo stretchy="false">+</mo>
                  <mn>0</mn>
                </mrow>
                <mrow>
                  <mo stretchy="false">−</mo>
                  <msqrt>
                    <mrow>
                      <mn>2</mn>
                      <mo stretchy="false">−</mo>
                      <mn>0</mn>
                    </mrow>
                  </msqrt>
                </mrow>
              </mfrac>
              <mo stretchy="false">=</mo>
              <mrow>
                <mo fence="true" stretchy="true">(</mo>
                <mrow>
                  <mfrac>
                    <mn>2</mn>
                    <mrow>
                      <mo stretchy="false">−</mo>
                      <msqrt>
                        <mn>2</mn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row>
                <mo stretchy="false">−</mo>
                <msqrt>
                  <mn>2</mn>
                </msqrt>
              </mrow>
            </mrow>
          </mrow>
        </mtd>
      </mtr>
    </mtable>
    <annotation encoding="StarMath 5.0">color red{lim from { x rightarrow -infinity } left [ {2x + 5} over sqrt{2x^2 - 5} right ]} = color red {-sqrt{ 2 }} newline newline
{x left ( {{2x} over x} + {5 over x} right)} over {x left (sqrt{ 2x^2 - 5} over x right)} = { 2 + {5 over x} } over { sqrt{ 2x^2 - 5} over -sqrt{x^2} } = { 2 + {5 over x} } over -sqrt{ {{2x^2} over x^2} - {5 over x^2}} = { 2 + {5 over x} } over -sqrt{ 2 - {5 over x^2}} = { 2 + 0 } over -sqrt{ 2 - 0 } = left ( 2 over -sqrt{ 2 } right) left ( sqrt{ 2 } over sqrt{ 2 } right ) = -sqrt{ 2 }</annotation>
  </semantics>
</math>
</file>

<file path=Object 3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3</mn>
                        </mrow>
                        <mi>x</mi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2</mn>
              <mo stretchy="false">⋅</mo>
              <mrow>
                <mo fence="true" stretchy="false">(</mo>
                <mrow>
                  <mrow>
                    <mo stretchy="false">+</mo>
                    <mi mathvariant="normal">∞</mi>
                  </mrow>
                </mrow>
                <mo fence="true" stretchy="false">)</mo>
              </mrow>
            </mrow>
            <mo stretchy="false">=</mo>
            <mstyle color="red">
              <mrow>
                <mo stretchy="false">+</mo>
                <mi mathvariant="normal">∞</mi>
              </mrow>
            </mstyle>
          </mrow>
        </mtd>
      </mtr>
      <mtr>
        <mtd>
          <mrow/>
        </mtd>
      </mtr>
      <mtr>
        <mtd>
          <mrow>
            <mrow>
              <mfrac>
                <mrow>
                  <mi>x</mi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i>x</mi>
                              <mn>2</mn>
                            </msup>
                          </mrow>
                          <mi>x</mi>
                        </mfrac>
                        <mo stretchy="false">−</mo>
                        <mfrac>
                          <mrow>
                            <mn>3</mn>
                            <mi>x</mi>
                          </mrow>
                          <mi>x</mi>
                        </mfrac>
                      </mrow>
                    </mrow>
                    <mo fence="true" stretchy="true">)</mo>
                  </mrow>
                </mrow>
                <mrow>
                  <mi>x</mi>
                  <mrow>
                    <mo fence="true" stretchy="true">(</mo>
                    <mrow>
                      <mrow>
                        <mfrac>
                          <mi>x</mi>
                          <mi>x</mi>
                        </mfrac>
                        <mo stretchy="false">+</mo>
                        <mfrac>
                          <mn>1</mn>
                          <mi>x</mi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3</mn>
                  </mrow>
                </mrow>
                <mrow>
                  <mn>1</mn>
                  <mo stretchy="false">+</mo>
                  <mfrac>
                    <mn>1</mn>
                    <mi>x</mi>
                  </mfrac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3</mn>
                  </mrow>
                </mrow>
                <mrow>
                  <mn>1</mn>
                  <mo stretchy="false">+</mo>
                  <mn>0</mn>
                </mrow>
              </mfrac>
              <mo stretchy="false">=</mo>
              <mn>2</mn>
            </mrow>
            <mi>x</mi>
          </mrow>
        </mtd>
      </mtr>
    </mtable>
    <annotation encoding="StarMath 5.0">color red {lim from { x rightarrow +infinity } left [ {2x^2 - 3x} over {x + 1} right ]} = 2 cdot (+infinity) = color red {+infinity} newline newline
{x left ( {{2x^2} over x} - {{3x} over x} right)} over {x left ( {x over x} + {1 over x} right)} = { 2x - 3 } over { 1 + {1 over x} } = { 2x - 3 } over  { 1 + 0 } = 2x</annotation>
  </semantics>
</math>
</file>

<file path=Object 35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4</mn>
                          </msup>
                          <mo stretchy="false">+</mo>
                          <mn>3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4</mn>
                        <mo stretchy="false">−</mo>
                        <msup>
                          <mi>x</mi>
                          <mn>4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−</mo>
                <mn>2</mn>
              </mrow>
            </mstyle>
          </mrow>
        </mtd>
      </mtr>
      <mtr>
        <mtd>
          <mrow/>
        </mtd>
      </mtr>
      <mtr>
        <mtd>
          <mrow>
            <mfrac>
              <mrow>
                <msup>
                  <mi>x</mi>
                  <mn>4</mn>
                </msup>
                <mrow>
                  <mo fence="true" stretchy="true">(</mo>
                  <mrow>
                    <mrow>
                      <mfrac>
                        <mrow>
                          <mn>2</mn>
                          <msup>
                            <mi>x</mi>
                            <mn>4</mn>
                          </msup>
                        </mrow>
                        <msup>
                          <mi>x</mi>
                          <mn>4</mn>
                        </msup>
                      </mfrac>
                      <mo stretchy="false">+</mo>
                      <mfrac>
                        <mrow>
                          <mn>3</mn>
                          <msup>
                            <mi>x</mi>
                            <mn>2</mn>
                          </msup>
                        </mrow>
                        <msup>
                          <mi>x</mi>
                          <mn>4</mn>
                        </msup>
                      </mfrac>
                      <mo stretchy="false">+</mo>
                      <mfrac>
                        <mrow>
                          <mn>2</mn>
                          <mi>x</mi>
                        </mrow>
                        <msup>
                          <mi>x</mi>
                          <mn>4</mn>
                        </msup>
                      </mfrac>
                      <mo stretchy="false">+</mo>
                      <mfrac>
                        <mn>1</mn>
                        <msup>
                          <mi>x</mi>
                          <mn>4</mn>
                        </msup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4</mn>
                </msup>
                <mrow>
                  <mo fence="true" stretchy="true">(</mo>
                  <mrow>
                    <mrow>
                      <mfrac>
                        <mn>4</mn>
                        <msup>
                          <mi>x</mi>
                          <mn>4</mn>
                        </msup>
                      </mfrac>
                      <mo stretchy="false">−</mo>
                      <mfrac>
                        <msup>
                          <mi>x</mi>
                          <mn>4</mn>
                        </msup>
                        <msup>
                          <mi>x</mi>
                          <mn>4</mn>
                        </msup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2</mn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frac>
                  <mn>2</mn>
                  <msup>
                    <mi>x</mi>
                    <mn>3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row>
                <mfrac>
                  <mn>4</mn>
                  <msup>
                    <mi>x</mi>
                    <mn>4</mn>
                  </msup>
                </mfrac>
                <mo stretchy="false">−</mo>
                <mn>1</mn>
              </mrow>
            </mfrac>
            <mo stretchy="false">=</mo>
            <mfrac>
              <mrow>
                <mn>2</mn>
                <mo stretchy="false">+</mo>
                <mn>0</mn>
                <mo stretchy="false">+</mo>
                <mn>0</mn>
                <mo stretchy="false">+</mo>
                <mn>0</mn>
              </mrow>
              <mrow>
                <mn>0</mn>
                <mo stretchy="false">−</mo>
                <mn>1</mn>
              </mrow>
            </mfrac>
            <mo stretchy="false">=</mo>
            <mfrac>
              <mn>2</mn>
              <mrow>
                <mo stretchy="false">−</mo>
                <mn>1</mn>
              </mrow>
            </mfrac>
            <mo stretchy="false">=</mo>
            <mrow>
              <mo stretchy="false">−</mo>
              <mn>2</mn>
            </mrow>
          </mrow>
        </mtd>
      </mtr>
    </mtable>
    <annotation encoding="StarMath 5.0">color red {lim from { x rightarrow +infinity } left [ {2x^4 + 3x^2 + 2x + 1} over {4 - x^4} right ]} = color red {-2} newline newline
{x^4 left ( {{2x^4} over x^4} + {{3x^2} over x^4} + {{2x} over x^4} + {1 over x^4} right)} over {x^4 left ( {4 over x^4} - {x^4 over x^4} right)}  = { 2 + { 3 over x^2} + {2 over x^3} + {1 over x^4} } over { {4 over x^4} - 1 } = { 2 + 0 + 0 + 0 } over { 0 - 1 } = 2 over -1 = -2</annotation>
  </semantics>
</math>
</file>

<file path=Object 36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n>0</mn>
            </mstyle>
          </mrow>
        </mtd>
      </mtr>
      <mtr>
        <mtd>
          <mrow/>
        </mtd>
      </mtr>
      <mtr>
        <mtd>
          <mrow>
            <mfrac>
              <mrow>
                <msup>
                  <mi>x</mi>
                  <mn>2</mn>
                </msup>
                <mrow>
                  <mo fence="true" stretchy="true">(</mo>
                  <mrow>
                    <mrow>
                      <mfrac>
                        <msup>
                          <mi>x</mi>
                          <mn>2</mn>
                        </msup>
                        <msup>
                          <mi>x</mi>
                          <mn>2</mn>
                        </msup>
                      </mfrac>
                      <mo stretchy="false">+</mo>
                      <mfrac>
                        <mrow>
                          <mn>3</mn>
                          <mi>x</mi>
                        </mrow>
                        <msup>
                          <mi>x</mi>
                          <mn>2</mn>
                        </msup>
                      </mfrac>
                      <mo stretchy="false">−</mo>
                      <mfrac>
                        <mn>1</mn>
                        <msup>
                          <mi>x</mi>
                          <mn>2</mn>
                        </msup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2</mn>
                </msup>
                <mrow>
                  <mo fence="true" stretchy="true">(</mo>
                  <mrow>
                    <mrow>
                      <mfrac>
                        <msup>
                          <mi>x</mi>
                          <mn>3</mn>
                        </msup>
                        <msup>
                          <mi>x</mi>
                          <mn>2</mn>
                        </msup>
                      </mfrac>
                      <mo stretchy="false">−</mo>
                      <mfrac>
                        <mn>2</mn>
                        <msup>
                          <mi>x</mi>
                          <mn>2</mn>
                        </msup>
                      </mfrac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n>1</mn>
                <mo stretchy="false">+</mo>
                <mfrac>
                  <mn>3</mn>
                  <mi>x</mi>
                </mfrac>
                <mo stretchy="false">−</mo>
                <mfrac>
                  <mn>1</mn>
                  <msup>
                    <mi>x</mi>
                    <mn>2</mn>
                  </msup>
                </mfrac>
              </mrow>
              <mrow>
                <mi>x</mi>
                <mo stretchy="false">−</mo>
                <mfrac>
                  <mn>2</mn>
                  <msup>
                    <mi>x</mi>
                    <mn>2</mn>
                  </msup>
                </mfrac>
              </mrow>
            </mfrac>
            <mo stretchy="false">=</mo>
            <mfrac>
              <mrow>
                <mn>1</mn>
                <mo stretchy="false">+</mo>
                <mn>0</mn>
                <mo stretchy="false">−</mo>
                <mn>0</mn>
              </mrow>
              <mrow>
                <mi>x</mi>
                <mo stretchy="false">−</mo>
                <mn>0</mn>
              </mrow>
            </mfrac>
            <mo stretchy="false">=</mo>
            <mfrac>
              <mn>1</mn>
              <mi>x</mi>
            </mfrac>
            <mo stretchy="false">=</mo>
            <mn>0</mn>
          </mrow>
        </mtd>
      </mtr>
    </mtable>
    <annotation encoding="StarMath 5.0">color red {lim from { x rightarrow +infinity } left [ {x^2 + 3x - 1} over {x^3 - 2} right ]} = color red{0} newline newline
{x^2 left ( {x^2 over x^2} + {{3x} over x^2} - {1 over x^2} right)} over {x^2 left ( {x^3 over x^2} - {2 over x^2} right)} = { 1 + {3 over x} - {1 over x^2} } over { x - {2 over x^2} } = { 1 + 0 - 0 } over { x - 0 } = 1 over x = 0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3</mn>
                </mrow>
              </munder>
              <mrow>
                <mo fence="true" stretchy="true">[</mo>
                <mrow>
                  <mfrac>
                    <mn>1</mn>
                    <mrow>
                      <mi>x</mi>
                      <mo stretchy="false">−</mo>
                      <mn>3</mn>
                    </mrow>
                  </mfrac>
                </mrow>
                <mo fence="true" stretchy="true">]</mo>
              </mrow>
            </mrow>
            <mo stretchy="false">=</mo>
            <mfrac>
              <mn>1</mn>
              <mrow>
                <mn>3</mn>
                <mo stretchy="false">−</mo>
                <mn>3</mn>
              </mrow>
            </mfrac>
            <mo stretchy="false">=</mo>
            <mfrac>
              <mn>1</mn>
              <mn>0</mn>
            </mfrac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row>
                      <mi>x</mi>
                      <mo stretchy="false">−</mo>
                      <mn>3</mn>
                    </mrow>
                  </mfrac>
                </mrow>
                <mo fence="true" stretchy="true">]</mo>
              </mrow>
            </mrow>
            <mo stretchy="false">=</mo>
            <mfrac>
              <mn>1</mn>
              <mrow>
                <msup>
                  <mn>3</mn>
                  <mtext>+</mtext>
                </msup>
                <mo stretchy="false">−</mo>
                <mn>3</mn>
              </mrow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row>
                <mo fence="true" stretchy="true">[</mo>
                <mrow>
                  <mfrac>
                    <mn>1</mn>
                    <mrow>
                      <mi>x</mi>
                      <mo stretchy="false">−</mo>
                      <mn>3</mn>
                    </mrow>
                  </mfrac>
                </mrow>
                <mo fence="true" stretchy="true">]</mo>
              </mrow>
            </mrow>
            <mo stretchy="false">=</mo>
            <mfrac>
              <mn>1</mn>
              <mrow>
                <msup>
                  <mn>3</mn>
                  <mtext>-</mtext>
                </msup>
                <mo stretchy="false">−</mo>
                <mn>3</mn>
              </mrow>
            </mfrac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{ x rightarrow 3 } left [ 1 over {x - 3} right ] = 1 over { 3 - 3 } = 1 over 0 newline newline
lim from { x rightarrow 3^"+" } left [ 1 over {x - 3} right ] = 1 over { 3^"+" - 3 } = 1 over 0^"+" = +infinity newline
lim from { x rightarrow 3^"-" } left [ 1 over {x - 3} right ] = 1 over { 3^"-" - 3 } = 1 over 0^"-" = -infinity newline
color red { lim from { x rightarrow 3 } left [ 1 over {x - 3} right ] } = color red { notexists 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sup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n>0</mn>
                <mn>2</mn>
              </msup>
            </mfrac>
            <mo stretchy="false">=</mo>
            <mfrac>
              <mn>1</mn>
              <mn>0</mn>
            </mfrac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1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sup>
                <mrow>
                  <mo fence="true" stretchy="false">(</mo>
                  <mrow>
                    <mrow>
                      <msup>
                        <mn>1</mn>
                        <mtext>+</mtext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row>
                  <mo fence="true" stretchy="false">(</mo>
                  <mrow>
                    <msup>
                      <mn>0</mn>
                      <mtext>+</mtext>
                    </msup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1</mn>
                    <mtext>-</mtext>
                  </msup>
                </mrow>
              </munder>
              <mrow>
                <mo fence="true" stretchy="true">[</mo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n>1</mn>
              <msup>
                <mrow>
                  <mo fence="true" stretchy="false">(</mo>
                  <mrow>
                    <mrow>
                      <msup>
                        <mn>1</mn>
                        <mtext>-</mtext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row>
                  <mo fence="true" stretchy="false">(</mo>
                  <mrow>
                    <msup>
                      <mn>0</mn>
                      <mtext>-</mtext>
                    </msup>
                  </mrow>
                  <mo fence="true" stretchy="false">)</mo>
                </mrow>
                <mn>2</mn>
              </msup>
            </mfrac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o stretchy="false">+</mo>
                <mi mathvariant="normal">∞</mi>
              </mrow>
            </mstyle>
          </mrow>
        </mtd>
      </mtr>
    </mtable>
    <annotation encoding="StarMath 5.0">lim from { x rightarrow 1 } left [ 1 over (x - 1)^2 right ] = 1 over ( 1 - 1 )^2 = 1 over 0^2 = 1 over 0 newline newline
lim from { x rightarrow 1^"+" } left [ 1 over (x - 1)^2 right ] = 1 over ( 1^"+" - 1 )^2 = 1 over (0^"+")^2 = 1 over 0^"+" = +infinity newline
lim from { x rightarrow 1^"-" } left [ 1 over (x - 1)^2 right ] = 1 over ( 1^"-" - 1 )^2 = 1 over (0^"-")^2 = 1 over 0^"+" = +infinity newline
color red { lim from { x rightarrow 1 } left [ 1 over (x - 1)^2 right ] } = color red { +infinity 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3</mn>
                </mrow>
              </munder>
              <mrow>
                <mo fence="true" stretchy="true">[</mo>
                <mrow>
                  <mfrac>
                    <mrow>
                      <mrow>
                        <mn>5</mn>
                        <mo stretchy="false">−</mo>
                        <mn>6</mn>
                      </mrow>
                      <mi>x</mi>
                    </mrow>
                    <mrow>
                      <mn>3</mn>
                      <mrow>
                        <mi>x</mi>
                        <mo stretchy="false">−</mo>
                        <mn>9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5</mn>
                <mo stretchy="false">−</mo>
                <mrow>
                  <mn>6</mn>
                  <mo stretchy="false">⋅</mo>
                  <mn>3</mn>
                </mrow>
              </mrow>
              <mrow>
                <mrow>
                  <mn>3</mn>
                  <mo stretchy="false">⋅</mo>
                  <mn>3</mn>
                </mrow>
                <mo stretchy="false">−</mo>
                <mn>9</mn>
              </mrow>
            </mfrac>
            <mo stretchy="false">=</mo>
            <mfrac>
              <mrow>
                <mn>5</mn>
                <mo stretchy="false">−</mo>
                <mn>18</mn>
              </mrow>
              <mrow>
                <mn>9</mn>
                <mo stretchy="false">−</mo>
                <mn>9</mn>
              </mrow>
            </mfrac>
            <mo stretchy="false">=</mo>
            <mfrac>
              <mrow>
                <mo stretchy="false">−</mo>
                <mn>13</mn>
              </mrow>
              <mn>0</mn>
            </mfrac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row>
                        <mn>5</mn>
                        <mo stretchy="false">−</mo>
                        <mn>6</mn>
                      </mrow>
                      <mi>x</mi>
                    </mrow>
                    <mrow>
                      <mn>3</mn>
                      <mrow>
                        <mi>x</mi>
                        <mo stretchy="false">−</mo>
                        <mn>9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5</mn>
                  <mo stretchy="false">−</mo>
                  <mn>6</mn>
                </mrow>
                <mrow>
                  <mo fence="true" stretchy="false">(</mo>
                  <mrow>
                    <msup>
                      <mn>3</mn>
                      <mtext>+</mtext>
                    </msup>
                  </mrow>
                  <mo fence="true" stretchy="false">)</mo>
                </mrow>
              </mrow>
              <mrow>
                <mn>3</mn>
                <mrow>
                  <mrow>
                    <mo fence="true" stretchy="false">(</mo>
                    <mrow>
                      <msup>
                        <mn>3</mn>
                        <mtext>+</mtext>
                      </msup>
                    </mrow>
                    <mo fence="true" stretchy="false">)</mo>
                  </mrow>
                  <mo stretchy="false">−</mo>
                  <mn>9</mn>
                </mrow>
              </mrow>
            </mfrac>
            <mo stretchy="false">=</mo>
            <mfrac>
              <mrow>
                <mn>5</mn>
                <mo stretchy="false">−</mo>
                <msup>
                  <mn>18</mn>
                  <mtext>+</mtext>
                </msup>
              </mrow>
              <mrow>
                <msup>
                  <mn>9</mn>
                  <mtext>+</mtext>
                </msup>
                <mo stretchy="false">−</mo>
                <mn>9</mn>
              </mrow>
            </mfrac>
            <mo stretchy="false">=</mo>
            <mfrac>
              <mrow>
                <mo stretchy="false">−</mo>
                <msup>
                  <mn>13</mn>
                  <mtext>+</mtext>
                </msup>
              </mrow>
              <msup>
                <mn>0</mn>
                <mtext>+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row>
                <mo fence="true" stretchy="true">[</mo>
                <mrow>
                  <mfrac>
                    <mrow>
                      <mrow>
                        <mn>5</mn>
                        <mo stretchy="false">−</mo>
                        <mn>6</mn>
                      </mrow>
                      <mi>x</mi>
                    </mrow>
                    <mrow>
                      <mn>3</mn>
                      <mrow>
                        <mi>x</mi>
                        <mo stretchy="false">−</mo>
                        <mn>9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5</mn>
                  <mo stretchy="false">−</mo>
                  <mn>6</mn>
                </mrow>
                <mrow>
                  <mo fence="true" stretchy="false">(</mo>
                  <mrow>
                    <msup>
                      <mn>3</mn>
                      <mtext>-</mtext>
                    </msup>
                  </mrow>
                  <mo fence="true" stretchy="false">)</mo>
                </mrow>
              </mrow>
              <mrow>
                <mn>3</mn>
                <mrow>
                  <mrow>
                    <mo fence="true" stretchy="false">(</mo>
                    <mrow>
                      <msup>
                        <mn>3</mn>
                        <mtext>-</mtext>
                      </msup>
                    </mrow>
                    <mo fence="true" stretchy="false">)</mo>
                  </mrow>
                  <mo stretchy="false">−</mo>
                  <mn>9</mn>
                </mrow>
              </mrow>
            </mfrac>
            <mo stretchy="false">=</mo>
            <mfrac>
              <mrow>
                <mn>5</mn>
                <mo stretchy="false">−</mo>
                <msup>
                  <mn>18</mn>
                  <mtext>-</mtext>
                </msup>
              </mrow>
              <mrow>
                <msup>
                  <mn>9</mn>
                  <mtext>-</mtext>
                </msup>
                <mo stretchy="false">−</mo>
                <mn>9</mn>
              </mrow>
            </mfrac>
            <mo stretchy="false">=</mo>
            <mfrac>
              <mrow>
                <mo stretchy="false">−</mo>
                <msup>
                  <mn>13</mn>
                  <mtext>-</mtext>
                </msup>
              </mrow>
              <msup>
                <mn>0</mn>
                <mtext>-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5</mn>
                          <mo stretchy="false">−</mo>
                          <mn>6</mn>
                        </mrow>
                        <mi>x</mi>
                      </mrow>
                      <mrow>
                        <mn>3</mn>
                        <mrow>
                          <mi>x</mi>
                          <mo stretchy="false">−</mo>
                          <mn>9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{ x rightarrow 3 } left [ {5 - 6x} over {3x - 9} right ] = { 5 - 6 cdot 3 } over { 3 cdot 3 - 9 } = { 5 - 18 } over { 9 - 9 } = -13 over 0 newline newline
lim from { x rightarrow 3^"+" } left [ {5 - 6x} over {3x - 9} right ] = { 5 - 6(3^"+") } over { 3(3^"+") - 9 } = { 5 - 18^"+" } over { 9^"+" - 9 } = -13^"+" over 0^"+" = -infinity newline
lim from { x rightarrow 3^"-" } left [ {5 - 6x} over {3x - 9} right ] = { 5 - 6(3^"-") } over { 3(3^"-") - 9 } = { 5 - 18^"-" } over { 9^"-" - 9 } = -13^"-" over 0^"-" = +infinity newline
color red { lim from { x rightarrow 3 } left [ {5 - 6x} over {3x - 9} right ] } = color red { notexists }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  <mi>x</mi>
                        </mrow>
                      </mtd>
                      <mtd>
                        <mrow>
                          <mi>x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2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sup>
                        <mn>2</mn>
                        <mtext>+</mtext>
                      </msup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sup>
                        <mn>2</mn>
                        <mtext>-</mtext>
                      </msup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7</mn>
            </mstyle>
          </mrow>
        </mtd>
      </mtr>
    </mtable>
    <annotation encoding="StarMath 5.0">f( x ) = left lbrace matrix {x^2 + 3x # x&gt;=2 ## 3x + 1 # x&lt;2} right none newline
color red{lim from { x rightarrow 2^"+" } f(x) } = color red{10} newline
color red{lim from { x rightarrow 2^"-" } f(x) } = color red{7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row>
                          <mn>3</mn>
                          <mo stretchy="false">⋅</mo>
                          <mi>g</mi>
                        </mrow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style>
            <mtext>=</mtext>
          </mrow>
        </mtd>
      </mtr>
      <mtr>
        <mtd>
          <mrow>
            <mrow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+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row>
                    <mn>3</mn>
                    <mo stretchy="false">⋅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</mrow>
            <mtext>=</mtext>
          </mrow>
        </mtd>
      </mtr>
      <mtr>
        <mtd>
          <mrow>
            <mrow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+</mo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n>3</mn>
                    </mrow>
                    <mo fence="true" stretchy="false">]</mo>
                  </mrow>
                </mrow>
                <mo stretchy="false">⋅</mo>
                <mrow>
                  <mrow>
                    <munder>
                      <mi>lim</mi>
                      <mrow>
                        <mi>x</mi>
                        <mrow>
                          <mo stretchy="false">→</mo>
                          <mo stretchy="false">+</mo>
                          <mi mathvariant="normal">∞</mi>
                        </mrow>
                      </mrow>
                    </munder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</mrow>
            <mo stretchy="false">=</mo>
            <mrow>
              <mn>3</mn>
              <mo stretchy="false">+</mo>
              <mrow>
                <mn>3</mn>
                <mo stretchy="false">⋅</mo>
                <mn>5</mn>
              </mrow>
            </mrow>
            <mo stretchy="false">=</mo>
            <mrow>
              <mn>3</mn>
              <mo stretchy="false">+</mo>
              <mn>15</mn>
            </mrow>
            <mo stretchy="false">=</mo>
            <mstyle color="red">
              <mn>18</mn>
            </mstyle>
          </mrow>
        </mtd>
      </mtr>
    </mtable>
    <annotation encoding="StarMath 5.0">lim from { x rightarrow +infinity } f( x ) = 3 newline
lim from { x rightarrow +infinity } g( x ) = 5 newline
lim from { x rightarrow +infinity } h( x ) = 0 newline newline
color red {lim from { x rightarrow +infinity } [ f(x) + 3 cdot g(x) ]} "=" newline 
{lim from { x rightarrow +infinity } f( x )} + {lim from { x rightarrow +infinity } { 3 cdot g(x) }} "=" newline 
{lim from { x rightarrow +infinity } f( x )} + {lim from { x rightarrow +infinity } [3]} cdot { lim from { x rightarrow +infinity } g(x) } = 3 +  3 cdot 5 = 3 + 15 = color red {18}
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⋅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style>
            <mtext>=</mtext>
          </mrow>
        </mtd>
      </mtr>
      <mtr>
        <mtd>
          <mrow>
            <mrow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⋅</mo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=</mo>
            <mrow>
              <mn>3</mn>
              <mo stretchy="false">⋅</mo>
              <mn>5</mn>
            </mrow>
            <mo stretchy="false">=</mo>
            <mstyle color="red">
              <mn>15</mn>
            </mstyle>
          </mrow>
        </mtd>
      </mtr>
    </mtable>
    <annotation encoding="StarMath 5.0">lim from { x rightarrow +infinity } f( x ) = 3 newline
lim from { x rightarrow +infinity } g( x ) = 5 newline
lim from { x rightarrow +infinity } h( x ) = 0 newline newline
color red {lim from { x rightarrow +infinity } [ f(x) cdot g(x) ]} "=" newline
{ lim from { x rightarrow +infinity } f(x) } cdot { lim from { x rightarrow +infinity } g(x) } = 3 cdot 5 = color red {15}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n>3</mn>
                          <mo stretchy="false">⋅</mo>
                          <mi>h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4</mn>
                        </mrow>
                      </mrow>
                      <mi>x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>
          <mrow>
            <mfrac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row>
                        <mn>3</mn>
                        <mo stretchy="false">⋅</mo>
                        <mi>h</mi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4</mn>
                      </mrow>
                    </mrow>
                  </mrow>
                  <mo fence="true" stretchy="false">]</mo>
                </mrow>
              </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</mfrac>
            <mtext>=</mtext>
          </mrow>
        </mtd>
      </mtr>
      <mtr>
        <mtd>
          <mrow>
            <mfrac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row>
                        <mrow>
                          <mn>3</mn>
                          <mo stretchy="false">⋅</mo>
                          <mi>h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n>4</mn>
                    </mrow>
                    <mo fence="true" stretchy="false">]</mo>
                  </mrow>
                </mrow>
              </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</mfrac>
            <mtext>=</mtext>
          </mrow>
        </mtd>
      </mtr>
      <mtr>
        <mtd>
          <mrow>
            <mfrac>
              <mrow>
                <mrow>
                  <mrow>
                    <munder>
                      <mi>lim</mi>
                      <mrow>
                        <mi>x</mi>
                        <mrow>
                          <mo stretchy="false">→</mo>
                          <mo stretchy="false">+</mo>
                          <mi mathvariant="normal">∞</mi>
                        </mrow>
                      </mrow>
                    </munder>
                    <mrow>
                      <mo fence="true" stretchy="false">[</mo>
                      <mrow>
                        <mn>3</mn>
                      </mrow>
                      <mo fence="true" stretchy="false">]</mo>
                    </mrow>
                  </mrow>
                  <mo stretchy="false">⋅</mo>
                  <mrow>
                    <mrow>
                      <munder>
                        <mi>lim</mi>
                        <mrow>
                          <mi>x</mi>
                          <mrow>
                            <mo stretchy="false">→</mo>
                            <mo stretchy="false">+</mo>
                            <mi mathvariant="normal">∞</mi>
                          </mrow>
                        </mrow>
                      </munder>
                      <mi>h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+</mo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row>
                    <mo fence="true" stretchy="false">[</mo>
                    <mrow>
                      <mn>4</mn>
                    </mrow>
                    <mo fence="true" stretchy="false">]</mo>
                  </mrow>
                </mrow>
              </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</mfrac>
            <mo stretchy="false">=</mo>
            <mfrac>
              <mrow>
                <mrow>
                  <mn>3</mn>
                  <mo stretchy="false">⋅</mo>
                  <mn>0</mn>
                </mrow>
                <mo stretchy="false">+</mo>
                <mn>4</mn>
              </mrow>
              <mrow>
                <mo stretchy="false">+</mo>
                <mi mathvariant="normal">∞</mi>
              </mrow>
            </mfrac>
            <mo stretchy="false">=</mo>
            <mfrac>
              <mrow>
                <mn>0</mn>
                <mo stretchy="false">+</mo>
                <mn>4</mn>
              </mrow>
              <mrow>
                <mo stretchy="false">+</mo>
                <mi mathvariant="normal">∞</mi>
              </mrow>
            </mfrac>
            <mo stretchy="false">=</mo>
            <mfrac>
              <mn>4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lim from { x rightarrow +infinity } f( x ) = 3 newline
lim from { x rightarrow +infinity } g( x ) = 5 newline
lim from { x rightarrow +infinity } h( x ) = 0 newline newline
color red {lim from { x rightarrow +infinity } left [ {3 cdot h(x) + 4} over x right ]} "=" newline
{ lim from { x rightarrow +infinity } [3 cdot h(x) + 4] } over { lim from { x rightarrow +infinity } [x] } "=" newline
{ {lim from { x rightarrow +infinity } [3 cdot h(x)] } + { lim from { x rightarrow +infinity } [4] } } over { lim from { x rightarrow +infinity } [x] } "=" newline
{ { lim from { x rightarrow +infinity } [3] } cdot { lim from { x rightarrow +infinity } h(x) } + { lim from { x rightarrow +infinity } [4] } } over { lim from { x rightarrow +infinity } [x] } = { 3 cdot 0 + 4 } over +infinity = { 0 + 4 } over +infinity = 4 over +infinity = color red {0}</annotation>
  </semantics>
</math>
</file>

<file path=Object 4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i>k</mi>
                            <mo stretchy="false">⋅</mo>
                            <mi>x</mi>
                          </mrow>
                          <mo stretchy="false">−</mo>
                          <mn>1</mn>
                        </mrow>
                      </mtd>
                      <mtd>
                        <mrow>
                          <mi>x</mi>
                          <mo stretchy="false">≥</mo>
                          <mn>3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−</mo>
                            <mn>7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3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sup>
                      <mn>3</mn>
                      <mtext>+</mtext>
                    </msup>
                  </mrow>
                </munder>
                <mrow>
                  <mo fence="true" stretchy="false">[</mo>
                  <mrow>
                    <mrow>
                      <mrow>
                        <mi>k</mi>
                        <mo stretchy="false">⋅</mo>
                        <mi>x</mi>
                      </mrow>
                      <mo stretchy="false">−</mo>
                      <mn>1</mn>
                    </mrow>
                  </mrow>
                  <mo fence="true" stretchy="false">]</mo>
                </mrow>
              </mrow>
              <mo stretchy="false">=</mo>
              <mn>3</mn>
            </mrow>
            <mrow>
              <mi>k</mi>
              <mo stretchy="false">−</mo>
              <mn>1</mn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row>
                <mo fence="true" stretchy="false">[</mo>
                <mrow>
                  <mrow>
                    <mn>3</mn>
                    <mrow>
                      <mi>x</mi>
                      <mo stretchy="false">−</mo>
                      <mn>7</mn>
                    </mrow>
                  </mrow>
                </mrow>
                <mo fence="true" stretchy="false">]</mo>
              </mrow>
            </mrow>
            <mo stretchy="false">=</mo>
            <mrow>
              <mrow>
                <mn>3</mn>
                <mo stretchy="false">⋅</mo>
                <mn>3</mn>
              </mrow>
              <mo stretchy="false">−</mo>
              <mn>7</mn>
            </mrow>
            <mo stretchy="false">=</mo>
            <mrow>
              <mn>9</mn>
              <mo stretchy="false">−</mo>
              <mn>7</mn>
            </mrow>
            <mo stretchy="false">=</mo>
            <mn>2</mn>
          </mrow>
        </mtd>
      </mtr>
      <mtr>
        <mtd>
          <mrow>
            <mn>3</mn>
            <mrow>
              <mrow>
                <mi>k</mi>
                <mo stretchy="false">−</mo>
                <mn>1</mn>
              </mrow>
              <mo stretchy="false">=</mo>
              <mn>2</mn>
            </mrow>
            <mo stretchy="false">→</mo>
            <mn>3</mn>
            <mrow>
              <mi>k</mi>
              <mo stretchy="false">=</mo>
              <mrow>
                <mn>2</mn>
                <mo stretchy="false">+</mo>
                <mn>1</mn>
              </mrow>
            </mrow>
            <mo stretchy="false">→</mo>
            <mn>3</mn>
            <mrow>
              <mi>k</mi>
              <mo stretchy="false">=</mo>
              <mn>3</mn>
            </mrow>
            <mo stretchy="false">→</mo>
            <mrow>
              <mi>k</mi>
              <mo stretchy="false">=</mo>
              <mfrac>
                <mn>3</mn>
                <mn>3</mn>
              </mfrac>
            </mrow>
            <mo stretchy="false">→</mo>
            <mstyle color="red">
              <mrow>
                <mi>k</mi>
                <mo stretchy="false">=</mo>
                <mn>1</mn>
              </mrow>
            </mstyle>
          </mrow>
        </mtd>
      </mtr>
    </mtable>
    <annotation encoding="StarMath 5.0">f( x ) = left lbrace matrix{k cdot x - 1 # x&gt;=3 ## 3x - 7 # x &lt;3} right none newline
lim from { x -&gt; 3^"+" } [ k cdot x - 1 ] = 3k - 1 newline
lim from { x -&gt; 3^"-" } [ 3x - 7 ] = 3 cdot 3 - 7 = 9 - 7 = 2 newline
3k - 1 = 2 -&gt; 3k = 2 + 1 -&gt; 3k = 3 -&gt; k = 3 over 3 -&gt; color red{k = 1}</annotation>
  </semantics>
</math>
</file>

<file path=Object 4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frac>
                          <mrow>
                            <msup>
                              <mi>x</mi>
                              <mn>2</mn>
                            </msup>
                            <mo stretchy="false">−</mo>
                            <mn>9</mn>
                          </mrow>
                          <mrow>
                            <mi>x</mi>
                            <mo stretchy="false">+</mo>
                            <mn>3</mn>
                          </mrow>
                        </mfrac>
                      </mtd>
                      <mtd>
                        <mrow>
                          <mi>x</mi>
                          <mo stretchy="false">≥</mo>
                          <mrow>
                            <mo stretchy="false">−</mo>
                            <mn>3</mn>
                          </mrow>
                        </mrow>
                      </mtd>
                    </mtr>
                    <mtr>
                      <mtd>
                        <mrow>
                          <mi>k</mi>
                          <mo stretchy="false">+</mo>
                          <mn>1</mn>
                        </mrow>
                      </mtd>
                      <mtd>
                        <mrow>
                          <mi>x</mi>
                          <mo stretchy="false">&lt;</mo>
                          <mrow>
                            <mo stretchy="false">−</mo>
                            <mn>3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sup>
                        <mn>3</mn>
                        <mtext>+</mtext>
                      </msup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+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9</mn>
                </mrow>
                <mrow>
                  <mrow>
                    <mo stretchy="false">−</mo>
                    <mn>3</mn>
                  </mrow>
                  <mo stretchy="false">+</mo>
                  <mn>3</mn>
                </mrow>
              </mfrac>
              <mo stretchy="false">=</mo>
              <mfrac>
                <mrow>
                  <mn>9</mn>
                  <mo stretchy="false">−</mo>
                  <mn>9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3</mn>
                    </mrow>
                  </mrow>
                  <mo stretchy="false">→</mo>
                  <mrow>
                    <mrow>
                      <mi>x</mi>
                      <mo stretchy="false">+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frac>
              <mrow>
                <msup>
                  <mi>x</mi>
                  <mn>2</mn>
                </msup>
                <mo stretchy="false">−</mo>
                <mn>9</mn>
              </mrow>
              <mrow>
                <mi>x</mi>
                <mo stretchy="false">+</mo>
                <mn>3</mn>
              </mrow>
            </mfrac>
            <mo stretchy="false">=</mo>
            <mfrac>
              <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3</mn>
                    </mrow>
                  </mrow>
                  <mo fence="true" stretchy="false">)</mo>
                </mrow>
              </mrow>
              <mrow>
                <mi>x</mi>
                <mo stretchy="false">+</mo>
                <mn>3</mn>
              </mrow>
            </mfrac>
            <mo stretchy="false">=</mo>
            <mrow>
              <mi>x</mi>
              <mo stretchy="false">−</mo>
              <mn>3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sup>
                      <mn>3</mn>
                      <mtext>+</mtext>
                    </msup>
                  </mrow>
                </mrow>
              </munder>
              <mrow>
                <mo fence="true" stretchy="false">[</mo>
                <mrow>
                  <mrow>
                    <mi>x</mi>
                    <mo stretchy="false">−</mo>
                    <mn>3</mn>
                  </mrow>
                </mrow>
                <mo fence="true" stretchy="false">]</mo>
              </mrow>
            </mrow>
            <mo stretchy="false">=</mo>
            <mrow>
              <mrow>
                <mo stretchy="false">−</mo>
                <mn>3</mn>
              </mrow>
              <mo stretchy="false">−</mo>
              <mn>3</mn>
            </mrow>
            <mo stretchy="false">=</mo>
            <mrow>
              <mo stretchy="false">−</mo>
              <mn>6</mn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sup>
                      <mn>3</mn>
                      <mtext>-</mtext>
                    </msup>
                  </mrow>
                </mrow>
              </munder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</mrow>
            <mo stretchy="false">=</mo>
            <mrow>
              <mi>k</mi>
              <mo stretchy="false">+</mo>
              <mn>1</mn>
            </mrow>
          </mrow>
        </mtd>
      </mtr>
      <mtr>
        <mtd>
          <mrow>
            <mrow>
              <mrow>
                <mi>k</mi>
                <mo stretchy="false">+</mo>
                <mn>1</mn>
              </mrow>
              <mo stretchy="false">=</mo>
              <mrow>
                <mo stretchy="false">−</mo>
                <mn>6</mn>
              </mrow>
            </mrow>
            <mo stretchy="false">→</mo>
            <mrow>
              <mi>k</mi>
              <mo stretchy="false">=</mo>
              <mrow>
                <mrow>
                  <mo stretchy="false">−</mo>
                  <mn>6</mn>
                </mrow>
                <mo stretchy="false">−</mo>
                <mn>1</mn>
              </mrow>
            </mrow>
            <mo stretchy="false">→</mo>
            <mstyle color="red">
              <mrow>
                <mi>k</mi>
                <mo stretchy="false">=</mo>
                <mrow>
                  <mo stretchy="false">−</mo>
                  <mn>7</mn>
                </mrow>
              </mrow>
            </mstyle>
          </mrow>
        </mtd>
      </mtr>
    </mtable>
    <annotation encoding="StarMath 5.0">f( x ) = left lbrace matrix{{x^2 - 9} over {x + 3} # x&gt;=-3 ## k + 1 # x&lt;{-3}} right none newline
lim from { x -&gt; -3^"+" } left [ {x^2 - 9} over {x + 3} right ] = {(-3)^2 - 9} over {-3 + 3} = {9 - 9} over 0 = 0 over 0 -&gt; (x=-3 -&gt; x + 3 = 0) newline 
{x^2 - 9} over {x + 3} = {(x - 3)(x + 3)} over {x + 3} = x - 3 newline
lim from { x -&gt; -3^"+" } [x - 3] = -3 - 3 = -6 newline
lim from { x -&gt; -3^"-" } [ k + 1 ] = k + 1 newline
k + 1 = -6 -&gt; k = -6 - 1 -&gt; color red {k = -7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0</mn>
                    <mn>2</mn>
                  </msup>
                  <mo stretchy="false">+</mo>
                  <mrow>
                    <mn>2</mn>
                    <mo stretchy="false">⋅</mo>
                    <mn>0</mn>
                  </mrow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</mrow>
                  <mo fence="true" stretchy="false">)</mo>
                </mrow>
                <mo stretchy="false">÷</mo>
                <mi>x</mi>
              </mrow>
              <mrow>
                <mi>x</mi>
                <mo stretchy="false">÷</mo>
                <mi>x</mi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row>
              <mn>0</mn>
              <mo stretchy="false">+</mo>
              <mn>2</mn>
            </mrow>
            <mo stretchy="false">=</mo>
            <mstyle color="red">
              <mn>2</mn>
            </mstyle>
          </mrow>
        </mtd>
      </mtr>
    </mtable>
    <annotation encoding="StarMath 5.0">lim from { x rightarrow 0 } left [ {x^2 + 2x} over x right ] = {0^2 + 2 cdot 0} over 0 = 0 over 0 rightarrow (x=0) newline newline
{(x^2 + 2x) div x} over {x div x} = x + 2 newline
color red{lim from { x rightarrow 0 } left [ {x^2 + 2x} over x right ]} = 0 + 2 = color red{2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2</mn>
                    <mn>2</mn>
                  </msup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2</mn>
              <mo stretchy="false">+</mo>
              <mn>2</mn>
            </mrow>
            <mo stretchy="false">=</mo>
            <mstyle color="red">
              <mn>4</mn>
            </mstyle>
          </mrow>
        </mtd>
      </mtr>
    </mtable>
    <annotation encoding="StarMath 5.0">lim from { x rightarrow 2 } left [ {x^2 - 4} over {x - 2} right ] = { 2^2 - 4 } over { 2 - 2 } = 0 over 0 rightarrow (x = 2 rightarrow x - 2 = 0) newline newline
{(x^2 - 4) div (x - 2)} over {(x - 2) div (x - 2)} = x + 2 newline
color red{lim from { x rightarrow 2 } left [ {x^2 - 4} over {x - 2} right ]} = 2 + 2 = color red{4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n>2</mn>
                    <mo stretchy="false">⋅</mo>
                    <msup>
                      <mn>2</mn>
                      <mn>2</mn>
                    </msup>
                  </mrow>
                  <mo stretchy="false">−</mo>
                  <mrow>
                    <mn>2</mn>
                    <mo stretchy="false">⋅</mo>
                    <mn>2</mn>
                  </mrow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row>
                  <mn>8</mn>
                  <mo stretchy="false">−</mo>
                  <mn>4</mn>
                  <mo stretchy="false">−</mo>
                  <mn>4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row>
                <mn>2</mn>
                <mo stretchy="false">⋅</mo>
                <mn>2</mn>
              </mrow>
              <mo stretchy="false">+</mo>
              <mn>2</mn>
            </mrow>
            <mo stretchy="false">=</mo>
            <mstyle color="red">
              <mn>6</mn>
            </mstyle>
          </mrow>
        </mtd>
      </mtr>
    </mtable>
    <annotation encoding="StarMath 5.0">lim from { x rightarrow 2 } left [ {2x^2 - 2x - 4} over {x - 2} right ] = { 2 cdot 2^2 - 2 cdot 2 - 4 } over { 2 - 2 } = { 8 - 4 - 4 } over 0 = 0 over 0 rightarrow (x = 2 rightarrow x - 2 = 0) newline newline
{(2x^2 - 2x - 4) div (x - 2)} over {(x - 2) div (x - 2)} = 2x + 2 newline
color red{lim from { x rightarrow 2 } left [ {2x^2 - 2x - 4} over {x - 2} right ]} = 2 cdot 2 + 2 = color red{6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3</mn>
                    <mn>2</mn>
                  </msup>
                  <mo stretchy="false">−</mo>
                  <mn>9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3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3</mn>
              <mo stretchy="false">+</mo>
              <mn>3</mn>
            </mrow>
            <mo stretchy="false">=</mo>
            <mstyle color="red">
              <mn>6</mn>
            </mstyle>
          </mrow>
        </mtd>
      </mtr>
    </mtable>
    <annotation encoding="StarMath 5.0">lim from { x rightarrow 3 } left [ {x^2 - 9} over {x - 3} right ] = { 3^2 - 9 } over { 3 - 3 } = 0 over 0
rightarrow (x = 3 rightarrow x - 3 = 0)  newline newline
{(x^2 - 9) div (x - 3)} over {(x - 3) div (x - 3)} = x + 3 newline
color red{lim from { x rightarrow 3 } left [ {x^2 - 9} over {x - 3} right ]} = 3 + 3 = color red{6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o stretchy="false">−</mo>
                    <mn>2</mn>
                  </mrow>
                  <mo stretchy="false">+</mo>
                  <mn>2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n>1</mn>
              <mrow>
                <mi>x</mi>
                <mo stretchy="false">−</mo>
                <mn>2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row>
                  <mo stretchy="false">−</mo>
                  <mn>2</mn>
                </mrow>
                <mo stretchy="false">−</mo>
                <mn>2</mn>
              </mrow>
            </mfrac>
            <mo stretchy="false">=</mo>
            <mstyle color="red">
              <mrow>
                <mo stretchy="false">−</mo>
                <mfrac>
                  <mn>1</mn>
                  <mn>4</mn>
                </mfrac>
              </mrow>
            </mstyle>
          </mrow>
        </mtd>
      </mtr>
    </mtable>
    <annotation encoding="StarMath 5.0">lim from { x rightarrow -2 } left [ { x + 2} over { x^2 - 4 } right ] = { -2 + 2 } over { (-2)^2 -4 } = 0 over 0 rightarrow (x = -2 rightarrow x + 2 = 0) newline newline
{ (x + 2) div (x + 2) } over { (x^2 - 4) div (x + 2) } = 1 over { x -2 } newline
color red{lim from { x rightarrow -2 } left [ { x + 2} over { x^2 - 4 } right ]} = 1 over { -2 - 2 } = color red{-{1 over 4}}</annotation>
  </semantics>
</math>
</file>